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MR12" svg:font-family="CMR12"/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3.191cm"/>
    </style:style>
    <style:style style:name="co5" style:family="table-column">
      <style:table-column-properties fo:break-before="auto" style:column-width="4.494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3.967cm"/>
    </style:style>
    <style:style style:name="co8" style:family="table-column">
      <style:table-column-properties fo:break-before="auto" style:column-width="3.246cm"/>
    </style:style>
    <style:style style:name="co9" style:family="table-column">
      <style:table-column-properties fo:break-before="auto" style:column-width="2.302cm"/>
    </style:style>
    <style:style style:name="co10" style:family="table-column">
      <style:table-column-properties fo:break-before="auto" style:column-width="2.581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MTT12" fo:font-size="12pt" fo:language="en" fo:country="US" style:font-name-asian="CMTT12" style:font-size-asian="12pt" style:language-asian="en" style:country-asian="US" style:font-name-complex="CMTT12" style:font-size-complex="6.80000019073486pt" style:language-complex="en" style:country-complex="US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Nimbus Roman No9 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MTT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TT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/>
      <style:text-properties style:use-window-font-color="true" style:text-outline="false" style:text-line-through-style="none" style:font-name="CMR1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MR12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420e"/>
      <style:text-properties fo:color="#004586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color="#004586"/>
    </style:style>
  </office:automatic-styles>
  <office:body>
    <office:spreadsheet>
      <table:table table:name="Hoja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row table:style-name="ro4">
          <table:table-cell/>
          <table:table-cell table:style-name="ce1" office:value-type="string">
            <text:p>Habitatges iniciats</text:p>
          </table:table-cell>
          <table:table-cell table:style-name="ce1" office:value-type="string">
            <text:p>Habitatges acabats</text:p>
          </table:table-cell>
          <table:table-cell office:value-type="string">
            <text:p>Suma</text:p>
          </table:table-cell>
          <table:table-cell table:number-columns-repeated="11"/>
        </table:table-row>
        <table:table-row table:style-name="ro2">
          <table:table-cell/>
          <table:table-cell table:style-name="ce2" office:value-type="float" office:value="308">
            <text:p>308</text:p>
          </table:table-cell>
          <table:table-cell table:style-name="ce2" office:value-type="float" office:value="203">
            <text:p>203</text:p>
          </table:table-cell>
          <table:table-cell table:style-name="ce3" table:formula="of:=SUM([.B2:.C2])" office:value-type="float" office:value="511">
            <text:p>511</text:p>
          </table:table-cell>
          <table:table-cell/>
          <table:table-cell>
            <draw:frame table:end-cell-address="Hoja1.Q22" table:end-x="1.728cm" table:end-y="0.323cm" draw:z-index="0" draw:style-name="gr1" svg:width="28.026cm" svg:height="10.849cm" svg:x="2.12cm" svg:y="0.194cm">
              <draw:object draw:notify-on-update-of-ranges="Hoja1.B2:Hoja1.B109 Hoja1.C2:Hoja1.C10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5" office:value-type="float" office:value="711">
            <text:p>711</text:p>
          </table:table-cell>
          <table:table-cell table:style-name="ce5" office:value-type="float" office:value="542">
            <text:p>542</text:p>
          </table:table-cell>
          <table:table-cell/>
        </table:table-row>
        <table:table-row table:style-name="ro2">
          <table:table-cell/>
          <table:table-cell table:style-name="ce2" office:value-type="float" office:value="543">
            <text:p>543</text:p>
          </table:table-cell>
          <table:table-cell table:style-name="ce2" office:value-type="float" office:value="378">
            <text:p>378</text:p>
          </table:table-cell>
          <table:table-cell table:style-name="ce3" table:formula="of:=SUM([.B3:.C3])" office:value-type="float" office:value="921">
            <text:p>921</text:p>
          </table:table-cell>
          <table:table-cell table:number-columns-repeated="8"/>
          <table:table-cell table:style-name="ce5" office:value-type="float" office:value="242">
            <text:p>242</text:p>
          </table:table-cell>
          <table:table-cell table:style-name="ce5" office:value-type="float" office:value="783">
            <text:p>783</text:p>
          </table:table-cell>
          <table:table-cell/>
        </table:table-row>
        <table:table-row table:style-name="ro2">
          <table:table-cell/>
          <table:table-cell table:style-name="ce2" office:value-type="float" office:value="305">
            <text:p>305</text:p>
          </table:table-cell>
          <table:table-cell table:style-name="ce2" office:value-type="float" office:value="376">
            <text:p>376</text:p>
          </table:table-cell>
          <table:table-cell table:style-name="ce3" table:formula="of:=SUM([.B4:.C4])" office:value-type="float" office:value="681">
            <text:p>681</text:p>
          </table:table-cell>
          <table:table-cell table:number-columns-repeated="8"/>
          <table:table-cell table:style-name="ce5" office:value-type="float" office:value="613">
            <text:p>613</text:p>
          </table:table-cell>
          <table:table-cell table:style-name="ce5" office:value-type="float" office:value="811">
            <text:p>811</text:p>
          </table:table-cell>
          <table:table-cell/>
        </table:table-row>
        <table:table-row table:style-name="ro2">
          <table:table-cell/>
          <table:table-cell table:style-name="ce2" office:value-type="float" office:value="1029">
            <text:p>1029</text:p>
          </table:table-cell>
          <table:table-cell table:style-name="ce2" office:value-type="float" office:value="168">
            <text:p>168</text:p>
          </table:table-cell>
          <table:table-cell table:style-name="ce3" table:formula="of:=SUM([.B5:.C5])" office:value-type="float" office:value="1197">
            <text:p>1197</text:p>
          </table:table-cell>
          <table:table-cell table:number-columns-repeated="8"/>
          <table:table-cell table:style-name="ce5" office:value-type="float" office:value="945">
            <text:p>945</text:p>
          </table:table-cell>
          <table:table-cell table:style-name="ce5" office:value-type="float" office:value="470">
            <text:p>470</text:p>
          </table:table-cell>
          <table:table-cell/>
        </table:table-row>
        <table:table-row table:style-name="ro2">
          <table:table-cell/>
          <table:table-cell table:style-name="ce2" office:value-type="float" office:value="952">
            <text:p>952</text:p>
          </table:table-cell>
          <table:table-cell table:style-name="ce2" office:value-type="float" office:value="488">
            <text:p>488</text:p>
          </table:table-cell>
          <table:table-cell table:style-name="ce3" table:formula="of:=SUM([.B6:.C6])" office:value-type="float" office:value="1440">
            <text:p>1440</text:p>
          </table:table-cell>
          <table:table-cell table:number-columns-repeated="8"/>
          <table:table-cell table:style-name="ce5" office:value-type="float" office:value="752">
            <text:p>752</text:p>
          </table:table-cell>
          <table:table-cell table:style-name="ce5" office:value-type="float" office:value="436">
            <text:p>436</text:p>
          </table:table-cell>
          <table:table-cell/>
        </table:table-row>
        <table:table-row table:style-name="ro2">
          <table:table-cell/>
          <table:table-cell table:style-name="ce2" office:value-type="float" office:value="1198">
            <text:p>1198</text:p>
          </table:table-cell>
          <table:table-cell table:style-name="ce2" office:value-type="float" office:value="251">
            <text:p>251</text:p>
          </table:table-cell>
          <table:table-cell table:style-name="ce3" table:formula="of:=SUM([.B7:.C7])" office:value-type="float" office:value="1449">
            <text:p>1449</text:p>
          </table:table-cell>
          <table:table-cell table:number-columns-repeated="8"/>
          <table:table-cell table:style-name="ce5" office:value-type="float" office:value="939">
            <text:p>939</text:p>
          </table:table-cell>
          <table:table-cell table:style-name="ce5" office:value-type="float" office:value="1265">
            <text:p>1265</text:p>
          </table:table-cell>
          <table:table-cell/>
        </table:table-row>
        <table:table-row table:style-name="ro2">
          <table:table-cell/>
          <table:table-cell table:style-name="ce2" office:value-type="float" office:value="917">
            <text:p>917</text:p>
          </table:table-cell>
          <table:table-cell table:style-name="ce2" office:value-type="float" office:value="865">
            <text:p>865</text:p>
          </table:table-cell>
          <table:table-cell table:style-name="ce3" table:formula="of:=SUM([.B8:.C8])" office:value-type="float" office:value="1782">
            <text:p>1782</text:p>
          </table:table-cell>
          <table:table-cell table:number-columns-repeated="8"/>
          <table:table-cell table:style-name="ce5" office:value-type="float" office:value="827">
            <text:p>827</text:p>
          </table:table-cell>
          <table:table-cell table:style-name="ce5" office:value-type="float" office:value="1351">
            <text:p>1351</text:p>
          </table:table-cell>
          <table:table-cell/>
        </table:table-row>
        <table:table-row table:style-name="ro2">
          <table:table-cell/>
          <table:table-cell table:style-name="ce2" office:value-type="float" office:value="990">
            <text:p>990</text:p>
          </table:table-cell>
          <table:table-cell table:style-name="ce2" office:value-type="float" office:value="841">
            <text:p>841</text:p>
          </table:table-cell>
          <table:table-cell table:style-name="ce3" table:formula="of:=SUM([.B9:.C9])" office:value-type="float" office:value="1831">
            <text:p>1831</text:p>
          </table:table-cell>
          <table:table-cell table:number-columns-repeated="8"/>
          <table:table-cell table:style-name="ce5" office:value-type="float" office:value="774">
            <text:p>774</text:p>
          </table:table-cell>
          <table:table-cell table:style-name="ce5" office:value-type="float" office:value="1350">
            <text:p>1350</text:p>
          </table:table-cell>
          <table:table-cell/>
        </table:table-row>
        <table:table-row table:style-name="ro2">
          <table:table-cell/>
          <table:table-cell table:style-name="ce2" office:value-type="float" office:value="746">
            <text:p>746</text:p>
          </table:table-cell>
          <table:table-cell table:style-name="ce2" office:value-type="float" office:value="940">
            <text:p>940</text:p>
          </table:table-cell>
          <table:table-cell table:style-name="ce3" table:formula="of:=SUM([.B10:.C10])" office:value-type="float" office:value="1686">
            <text:p>1686</text:p>
          </table:table-cell>
          <table:table-cell table:number-columns-repeated="8"/>
          <table:table-cell table:style-name="ce5" office:value-type="float" office:value="347">
            <text:p>347</text:p>
          </table:table-cell>
          <table:table-cell table:style-name="ce5" office:value-type="float" office:value="1642">
            <text:p>1642</text:p>
          </table:table-cell>
          <table:table-cell/>
        </table:table-row>
        <table:table-row table:style-name="ro2">
          <table:table-cell/>
          <table:table-cell table:style-name="ce2" office:value-type="float" office:value="625">
            <text:p>625</text:p>
          </table:table-cell>
          <table:table-cell table:style-name="ce2" office:value-type="float" office:value="370">
            <text:p>370</text:p>
          </table:table-cell>
          <table:table-cell table:style-name="ce3" table:formula="of:=SUM([.B11:.C11])" office:value-type="float" office:value="995">
            <text:p>995</text:p>
          </table:table-cell>
          <table:table-cell table:number-columns-repeated="6"/>
          <table:table-cell table:style-name="ce5" office:value-type="float" office:value="599">
            <text:p>599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517">
            <text:p>517</text:p>
          </table:table-cell>
          <table:table-cell table:style-name="ce2" office:value-type="float" office:value="224">
            <text:p>224</text:p>
          </table:table-cell>
          <table:table-cell table:style-name="ce3" table:formula="of:=SUM([.B12:.C12])" office:value-type="float" office:value="741">
            <text:p>741</text:p>
          </table:table-cell>
          <table:table-cell table:number-columns-repeated="6"/>
          <table:table-cell table:style-name="ce5" office:value-type="float" office:value="256">
            <text:p>256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1079">
            <text:p>1079</text:p>
          </table:table-cell>
          <table:table-cell table:style-name="ce2" office:value-type="float" office:value="462">
            <text:p>462</text:p>
          </table:table-cell>
          <table:table-cell table:style-name="ce3" table:formula="of:=SUM([.B13:.C13])" office:value-type="float" office:value="1541">
            <text:p>1541</text:p>
          </table:table-cell>
          <table:table-cell table:number-columns-repeated="6"/>
          <table:table-cell table:style-name="ce5" office:value-type="float" office:value="431">
            <text:p>431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745">
            <text:p>745</text:p>
          </table:table-cell>
          <table:table-cell table:style-name="ce2" office:value-type="float" office:value="401">
            <text:p>401</text:p>
          </table:table-cell>
          <table:table-cell table:style-name="ce3" table:formula="of:=SUM([.B14:.C14])" office:value-type="float" office:value="1146">
            <text:p>1146</text:p>
          </table:table-cell>
          <table:table-cell table:number-columns-repeated="6"/>
          <table:table-cell table:style-name="ce5" office:value-type="float" office:value="414">
            <text:p>414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1698">
            <text:p>1698</text:p>
          </table:table-cell>
          <table:table-cell table:style-name="ce2" office:value-type="float" office:value="575">
            <text:p>575</text:p>
          </table:table-cell>
          <table:table-cell table:style-name="ce3" table:formula="of:=SUM([.B15:.C15])" office:value-type="float" office:value="2273">
            <text:p>2273</text:p>
          </table:table-cell>
          <table:table-cell table:number-columns-repeated="6"/>
          <table:table-cell table:style-name="ce5" office:value-type="float" office:value="548">
            <text:p>548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1186">
            <text:p>1186</text:p>
          </table:table-cell>
          <table:table-cell table:style-name="ce2" office:value-type="float" office:value="586">
            <text:p>586</text:p>
          </table:table-cell>
          <table:table-cell table:style-name="ce3" table:formula="of:=SUM([.B16:.C16])" office:value-type="float" office:value="1772">
            <text:p>1772</text:p>
          </table:table-cell>
          <table:table-cell table:number-columns-repeated="6"/>
          <table:table-cell table:style-name="ce5" office:value-type="float" office:value="543">
            <text:p>543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1373">
            <text:p>1373</text:p>
          </table:table-cell>
          <table:table-cell table:style-name="ce2" office:value-type="float" office:value="975">
            <text:p>975</text:p>
          </table:table-cell>
          <table:table-cell table:style-name="ce3" table:formula="of:=SUM([.B17:.C17])" office:value-type="float" office:value="2348">
            <text:p>2348</text:p>
          </table:table-cell>
          <table:table-cell table:number-columns-repeated="6"/>
          <table:table-cell table:style-name="ce5" office:value-type="float" office:value="854">
            <text:p>854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597">
            <text:p>597</text:p>
          </table:table-cell>
          <table:table-cell table:style-name="ce2" office:value-type="float" office:value="1150">
            <text:p>1150</text:p>
          </table:table-cell>
          <table:table-cell table:style-name="ce3" table:formula="of:=SUM([.B18:.C18])" office:value-type="float" office:value="1747">
            <text:p>1747</text:p>
          </table:table-cell>
          <table:table-cell table:number-columns-repeated="6"/>
          <table:table-cell table:style-name="ce5" office:value-type="float" office:value="438">
            <text:p>438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658">
            <text:p>658</text:p>
          </table:table-cell>
          <table:table-cell table:style-name="ce2" office:value-type="float" office:value="1079">
            <text:p>1079</text:p>
          </table:table-cell>
          <table:table-cell table:style-name="ce3" table:formula="of:=SUM([.B19:.C19])" office:value-type="float" office:value="1737">
            <text:p>1737</text:p>
          </table:table-cell>
          <table:table-cell table:number-columns-repeated="6"/>
          <table:table-cell table:style-name="ce5" office:value-type="float" office:value="315">
            <text:p>315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627">
            <text:p>627</text:p>
          </table:table-cell>
          <table:table-cell table:style-name="ce2" office:value-type="float" office:value="254">
            <text:p>254</text:p>
          </table:table-cell>
          <table:table-cell table:style-name="ce3" table:formula="of:=SUM([.B20:.C20])" office:value-type="float" office:value="881">
            <text:p>881</text:p>
          </table:table-cell>
          <table:table-cell table:number-columns-repeated="11"/>
        </table:table-row>
        <table:table-row table:style-name="ro2">
          <table:table-cell/>
          <table:table-cell table:style-name="ce2" office:value-type="float" office:value="789">
            <text:p>789</text:p>
          </table:table-cell>
          <table:table-cell table:style-name="ce2" office:value-type="float" office:value="476">
            <text:p>476</text:p>
          </table:table-cell>
          <table:table-cell table:style-name="ce3" table:formula="of:=SUM([.B21:.C21])" office:value-type="float" office:value="1265">
            <text:p>1265</text:p>
          </table:table-cell>
          <table:table-cell table:number-columns-repeated="11"/>
        </table:table-row>
        <table:table-row table:style-name="ro2">
          <table:table-cell/>
          <table:table-cell table:style-name="ce2" office:value-type="float" office:value="424">
            <text:p>424</text:p>
          </table:table-cell>
          <table:table-cell table:style-name="ce2" office:value-type="float" office:value="553">
            <text:p>553</text:p>
          </table:table-cell>
          <table:table-cell table:style-name="ce3" table:formula="of:=SUM([.B22:.C22])" office:value-type="float" office:value="977">
            <text:p>977</text:p>
          </table:table-cell>
          <table:table-cell table:number-columns-repeated="11"/>
        </table:table-row>
        <table:table-row table:style-name="ro2">
          <table:table-cell/>
          <table:table-cell table:style-name="ce2" office:value-type="float" office:value="535">
            <text:p>535</text:p>
          </table:table-cell>
          <table:table-cell table:style-name="ce2" office:value-type="float" office:value="317">
            <text:p>317</text:p>
          </table:table-cell>
          <table:table-cell table:style-name="ce3" table:formula="of:=SUM([.B23:.C23])" office:value-type="float" office:value="852">
            <text:p>852</text:p>
          </table:table-cell>
          <table:table-cell table:number-columns-repeated="11"/>
        </table:table-row>
        <table:table-row table:style-name="ro3">
          <table:table-cell/>
          <table:table-cell table:style-name="ce2" office:value-type="float" office:value="1340">
            <text:p>1340</text:p>
          </table:table-cell>
          <table:table-cell table:style-name="ce2" office:value-type="float" office:value="899">
            <text:p>899</text:p>
          </table:table-cell>
          <table:table-cell table:style-name="ce3" table:formula="of:=SUM([.B24:.C24])" office:value-type="float" office:value="2239">
            <text:p>2239</text:p>
          </table:table-cell>
          <table:table-cell/>
          <table:table-cell table:style-name="ce6" office:value-type="string">
            <text:p>Coef. Correlació</text:p>
          </table:table-cell>
          <table:table-cell table:style-name="ce1" table:formula="of:=CORREL([.B2:.B109];[.C2:.C109])" office:value-type="float" office:value="0.199900342408333">
            <text:p>0,2</text:p>
          </table:table-cell>
          <table:table-cell table:style-name="ce8" office:value-type="string">
            <text:p><text:span text:style-name="T1">Que es coef de correlació sigui tant baix significa que no hi ha casi cap tipus de relación entre sees dades d'habitatges iniciats i acabats del periòde que va del 1993 al 2005</text:span></text:p>
          </table:table-cell>
          <table:table-cell table:number-columns-repeated="2"/>
          <table:table-cell table:style-name="ce1" office:value-type="string">
            <text:p>TAULA CHI CUADRAT</text:p>
          </table:table-cell>
          <table:table-cell table:style-name="ce1"/>
          <table:table-cell/>
          <table:table-cell table:style-name="ce1" office:value-type="string">
            <text:p>((Nij-eij)^2)/eij</text:p>
          </table:table-cell>
          <table:table-cell/>
        </table:table-row>
        <table:table-row table:style-name="ro2">
          <table:table-cell/>
          <table:table-cell table:style-name="ce2" office:value-type="float" office:value="1180">
            <text:p>1180</text:p>
          </table:table-cell>
          <table:table-cell table:style-name="ce2" office:value-type="float" office:value="884">
            <text:p>884</text:p>
          </table:table-cell>
          <table:table-cell table:style-name="ce3" table:formula="of:=SUM([.B25:.C25])" office:value-type="float" office:value="2064">
            <text:p>2064</text:p>
          </table:table-cell>
          <table:table-cell/>
          <table:table-cell table:style-name="ce1" office:value-type="string">
            <text:p>Covariància</text:p>
          </table:table-cell>
          <table:table-cell table:style-name="ce6" table:formula="of:=COVAR([.B2:.B109];[.C2:.C109])" office:value-type="float" office:value="26185.0229766804">
            <text:p>26185,02</text:p>
          </table:table-cell>
          <table:table-cell table:number-columns-repeated="3"/>
          <table:table-cell table:style-name="ce6" table:formula="of:=[.B$111]*[.$D2]/[.$D$111]" office:value-type="float" office:value="265.595491709828">
            <text:p>265,6</text:p>
          </table:table-cell>
          <table:table-cell table:style-name="ce6" table:formula="of:=[.C$111]*[.$D2]/[.$D$111]" office:value-type="float" office:value="245.404508290172">
            <text:p>245,4</text:p>
          </table:table-cell>
          <table:table-cell/>
          <table:table-cell table:style-name="ce6" table:formula="of:=([.B2]-[.$B$111])^2/[.$B$111]" office:value-type="float" office:value="79165.1890699423">
            <text:p>79165,19</text:p>
          </table:table-cell>
          <table:table-cell table:style-name="ce6" table:formula="of:=([.C2]-[.$C$111])^2/[.$C$111]" office:value-type="float" office:value="73309.5590314047">
            <text:p>73309,56</text:p>
          </table:table-cell>
        </table:table-row>
        <table:table-row table:style-name="ro2">
          <table:table-cell/>
          <table:table-cell table:style-name="ce2" office:value-type="float" office:value="1335">
            <text:p>1335</text:p>
          </table:table-cell>
          <table:table-cell table:style-name="ce2" office:value-type="float" office:value="1601">
            <text:p>1601</text:p>
          </table:table-cell>
          <table:table-cell table:style-name="ce3" table:formula="of:=SUM([.B26:.C26])" office:value-type="float" office:value="2936">
            <text:p>2936</text:p>
          </table:table-cell>
          <table:table-cell/>
          <table:table-cell table:style-name="ce1" office:value-type="string">
            <text:p>Variància 1ªcolumna</text:p>
          </table:table-cell>
          <table:table-cell table:style-name="ce6" table:formula="of:=VARP([.B2:.B109];[.C2:.C109])" office:value-type="float" office:value="131835.808449074">
            <text:p>131835,81</text:p>
          </table:table-cell>
          <table:table-cell table:number-columns-repeated="3"/>
          <table:table-cell table:style-name="ce6" table:formula="of:=[.B$111]*[.$D3]/[.$D$111]" office:value-type="float" office:value="478.695592690316">
            <text:p>478,7</text:p>
          </table:table-cell>
          <table:table-cell table:style-name="ce6" table:formula="of:=[.C$111]*[.$D3]/[.$D$111]" office:value-type="float" office:value="442.304407309684">
            <text:p>442,3</text:p>
          </table:table-cell>
          <table:table-cell/>
          <table:table-cell table:style-name="ce6" table:formula="of:=([.B3]-[.$B$111])^2/[.$B$111]" office:value-type="float" office:value="78697.6957758837">
            <text:p>78697,7</text:p>
          </table:table-cell>
          <table:table-cell table:style-name="ce6" table:formula="of:=([.C3]-[.$C$111])^2/[.$C$111]" office:value-type="float" office:value="72960.9383300549">
            <text:p>72960,94</text:p>
          </table:table-cell>
        </table:table-row>
        <table:table-row table:style-name="ro2">
          <table:table-cell/>
          <table:table-cell table:style-name="ce2" office:value-type="float" office:value="1625">
            <text:p>1625</text:p>
          </table:table-cell>
          <table:table-cell table:style-name="ce2" office:value-type="float" office:value="1176">
            <text:p>1176</text:p>
          </table:table-cell>
          <table:table-cell table:style-name="ce3" table:formula="of:=SUM([.B27:.C27])" office:value-type="float" office:value="2801">
            <text:p>2801</text:p>
          </table:table-cell>
          <table:table-cell/>
          <table:table-cell table:style-name="ce1" office:value-type="string">
            <text:p>Promedio 1ª varialble</text:p>
          </table:table-cell>
          <table:table-cell table:style-name="ce6" table:formula="of:=AVERAGE([.B2:.B109])" office:value-type="float" office:value="738.703703703704">
            <text:p>738,7</text:p>
          </table:table-cell>
          <table:table-cell table:number-columns-repeated="3"/>
          <table:table-cell table:style-name="ce6" table:formula="of:=[.B$111]*[.$D4]/[.$D$111]" office:value-type="float" office:value="353.954070165152">
            <text:p>353,95</text:p>
          </table:table-cell>
          <table:table-cell table:style-name="ce6" table:formula="of:=[.C$111]*[.$D4]/[.$D$111]" office:value-type="float" office:value="327.045929834848">
            <text:p>327,05</text:p>
          </table:table-cell>
          <table:table-cell/>
          <table:table-cell table:style-name="ce6" table:formula="of:=([.B4]-[.$B$111])^2/[.$B$111]" office:value-type="float" office:value="79171.1660190524">
            <text:p>79171,17</text:p>
          </table:table-cell>
          <table:table-cell table:style-name="ce6" table:formula="of:=([.C4]-[.$C$111])^2/[.$C$111]" office:value-type="float" office:value="72964.9178728888">
            <text:p>72964,92</text:p>
          </table:table-cell>
        </table:table-row>
        <table:table-row table:style-name="ro2">
          <table:table-cell/>
          <table:table-cell table:style-name="ce2" office:value-type="float" office:value="384">
            <text:p>384</text:p>
          </table:table-cell>
          <table:table-cell table:style-name="ce2" office:value-type="float" office:value="989">
            <text:p>989</text:p>
          </table:table-cell>
          <table:table-cell table:style-name="ce3" table:formula="of:=SUM([.B28:.C28])" office:value-type="float" office:value="1373">
            <text:p>1373</text:p>
          </table:table-cell>
          <table:table-cell/>
          <table:table-cell table:style-name="ce1" office:value-type="string">
            <text:p>Promedio 2ª varialble</text:p>
          </table:table-cell>
          <table:table-cell table:style-name="ce1" table:formula="of:=AVERAGE([.C2:.C109])" office:value-type="float" office:value="682.546296296296">
            <text:p>682,55</text:p>
          </table:table-cell>
          <table:table-cell table:number-columns-repeated="3"/>
          <table:table-cell table:style-name="ce6" table:formula="of:=[.B$111]*[.$D5]/[.$D$111]" office:value-type="float" office:value="622.148343594254">
            <text:p>622,15</text:p>
          </table:table-cell>
          <table:table-cell table:style-name="ce6" table:formula="of:=[.C$111]*[.$D5]/[.$D$111]" office:value-type="float" office:value="574.851656405746">
            <text:p>574,85</text:p>
          </table:table-cell>
          <table:table-cell/>
          <table:table-cell table:style-name="ce6" table:formula="of:=([.B5]-[.$B$111])^2/[.$B$111]" office:value-type="float" office:value="77735.272010529">
            <text:p>77735,27</text:p>
          </table:table-cell>
          <table:table-cell table:style-name="ce6" table:formula="of:=([.C5]-[.$C$111])^2/[.$C$111]" office:value-type="float" office:value="73379.3828800108">
            <text:p>73379,38</text:p>
          </table:table-cell>
        </table:table-row>
        <table:table-row table:style-name="ro2">
          <table:table-cell/>
          <table:table-cell table:style-name="ce2" office:value-type="float" office:value="341">
            <text:p>341</text:p>
          </table:table-cell>
          <table:table-cell table:style-name="ce2" office:value-type="float" office:value="275">
            <text:p>275</text:p>
          </table:table-cell>
          <table:table-cell table:style-name="ce3" table:formula="of:=SUM([.B29:.C29])" office:value-type="float" office:value="616">
            <text:p>616</text:p>
          </table:table-cell>
          <table:table-cell/>
          <table:table-cell table:style-name="ce1" table:number-columns-repeated="2"/>
          <table:table-cell table:number-columns-repeated="3"/>
          <table:table-cell table:style-name="ce6" table:formula="of:=[.B$111]*[.$D6]/[.$D$111]" office:value-type="float" office:value="748.449135150982">
            <text:p>748,45</text:p>
          </table:table-cell>
          <table:table-cell table:style-name="ce6" table:formula="of:=[.C$111]*[.$D6]/[.$D$111]" office:value-type="float" office:value="691.550864849018">
            <text:p>691,55</text:p>
          </table:table-cell>
          <table:table-cell/>
          <table:table-cell table:style-name="ce6" table:formula="of:=([.B6]-[.$B$111])^2/[.$B$111]" office:value-type="float" office:value="77887.3600401103">
            <text:p>77887,36</text:p>
          </table:table-cell>
          <table:table-cell table:style-name="ce6" table:formula="of:=([.C6]-[.$C$111])^2/[.$C$111]" office:value-type="float" office:value="72742.2306043546">
            <text:p>72742,23</text:p>
          </table:table-cell>
        </table:table-row>
        <table:table-row table:style-name="ro2">
          <table:table-cell/>
          <table:table-cell table:style-name="ce2" office:value-type="float" office:value="249">
            <text:p>249</text:p>
          </table:table-cell>
          <table:table-cell table:style-name="ce2" office:value-type="float" office:value="283">
            <text:p>283</text:p>
          </table:table-cell>
          <table:table-cell table:style-name="ce3" table:formula="of:=SUM([.B30:.C30])" office:value-type="float" office:value="532">
            <text:p>532</text:p>
          </table:table-cell>
          <table:table-cell/>
          <table:table-cell table:style-name="ce1" office:value-type="string">
            <text:p>Valor a</text:p>
          </table:table-cell>
          <table:table-cell table:style-name="ce6" table:formula="of:=[.G25]/[.G26]" office:value-type="float" office:value="0.198618442779112">
            <text:p>0,2</text:p>
          </table:table-cell>
          <table:table-cell table:number-columns-repeated="3"/>
          <table:table-cell table:style-name="ce6" table:formula="of:=[.B$111]*[.$D7]/[.$D$111]" office:value-type="float" office:value="753.126942245676">
            <text:p>753,13</text:p>
          </table:table-cell>
          <table:table-cell table:style-name="ce6" table:formula="of:=[.C$111]*[.$D7]/[.$D$111]" office:value-type="float" office:value="695.873057754324">
            <text:p>695,87</text:p>
          </table:table-cell>
          <table:table-cell/>
          <table:table-cell table:style-name="ce6" table:formula="of:=([.B7]-[.$B$111])^2/[.$B$111]" office:value-type="float" office:value="77401.9895211833">
            <text:p>77401,99</text:p>
          </table:table-cell>
          <table:table-cell table:style-name="ce6" table:formula="of:=([.C7]-[.$C$111])^2/[.$C$111]" office:value-type="float" office:value="73213.8546564471">
            <text:p>73213,85</text:p>
          </table:table-cell>
        </table:table-row>
        <table:table-row table:style-name="ro2">
          <table:table-cell/>
          <table:table-cell table:style-name="ce2" office:value-type="float" office:value="524">
            <text:p>524</text:p>
          </table:table-cell>
          <table:table-cell table:style-name="ce2" office:value-type="float" office:value="373">
            <text:p>373</text:p>
          </table:table-cell>
          <table:table-cell table:style-name="ce3" table:formula="of:=SUM([.B31:.C31])" office:value-type="float" office:value="897">
            <text:p>897</text:p>
          </table:table-cell>
          <table:table-cell/>
          <table:table-cell table:style-name="ce1" office:value-type="string">
            <text:p>Valor b</text:p>
          </table:table-cell>
          <table:table-cell table:style-name="ce6" table:formula="of:=[.G28]-[.G30]*[.G27]" office:value-type="float" office:value="535.826116991504">
            <text:p>535,83</text:p>
          </table:table-cell>
          <table:table-cell table:number-columns-repeated="3"/>
          <table:table-cell table:style-name="ce6" table:formula="of:=[.B$111]*[.$D8]/[.$D$111]" office:value-type="float" office:value="926.20580474934">
            <text:p>926,21</text:p>
          </table:table-cell>
          <table:table-cell table:style-name="ce6" table:formula="of:=[.C$111]*[.$D8]/[.$D$111]" office:value-type="float" office:value="855.79419525066">
            <text:p>855,79</text:p>
          </table:table-cell>
          <table:table-cell/>
          <table:table-cell table:style-name="ce6" table:formula="of:=([.B8]-[.$B$111])^2/[.$B$111]" office:value-type="float" office:value="77956.5400977689">
            <text:p>77956,54</text:p>
          </table:table-cell>
          <table:table-cell table:style-name="ce6" table:formula="of:=([.C8]-[.$C$111])^2/[.$C$111]" office:value-type="float" office:value="71995.1502407922">
            <text:p>71995,15</text:p>
          </table:table-cell>
        </table:table-row>
        <table:table-row table:style-name="ro2">
          <table:table-cell/>
          <table:table-cell table:style-name="ce2" office:value-type="float" office:value="283">
            <text:p>283</text:p>
          </table:table-cell>
          <table:table-cell table:style-name="ce2" office:value-type="float" office:value="265">
            <text:p>265</text:p>
          </table:table-cell>
          <table:table-cell table:style-name="ce3" table:formula="of:=SUM([.B32:.C32])" office:value-type="float" office:value="548">
            <text:p>548</text:p>
          </table:table-cell>
          <table:table-cell/>
          <table:table-cell table:style-name="ce7" office:value-type="string">
            <text:p>Recta de regresión</text:p>
          </table:table-cell>
          <table:table-cell table:style-name="ce1" office:value-type="string">
            <text:p>Y=0,2X+535,83</text:p>
          </table:table-cell>
          <table:table-cell table:number-columns-repeated="3"/>
          <table:table-cell table:style-name="ce6" table:formula="of:=[.B$111]*[.$D9]/[.$D$111]" office:value-type="float" office:value="951.673865598228">
            <text:p>951,67</text:p>
          </table:table-cell>
          <table:table-cell table:style-name="ce6" table:formula="of:=[.C$111]*[.$D9]/[.$D$111]" office:value-type="float" office:value="879.326134401772">
            <text:p>879,33</text:p>
          </table:table-cell>
          <table:table-cell/>
          <table:table-cell table:style-name="ce6" table:formula="of:=([.B9]-[.$B$111])^2/[.$B$111]" office:value-type="float" office:value="77812.2850338431">
            <text:p>77812,29</text:p>
          </table:table-cell>
          <table:table-cell table:style-name="ce6" table:formula="of:=([.C9]-[.$C$111])^2/[.$C$111]" office:value-type="float" office:value="72042.5948043139">
            <text:p>72042,59</text:p>
          </table:table-cell>
        </table:table-row>
        <table:table-row table:style-name="ro2">
          <table:table-cell/>
          <table:table-cell table:style-name="ce2" office:value-type="float" office:value="827">
            <text:p>827</text:p>
          </table:table-cell>
          <table:table-cell table:style-name="ce2" office:value-type="float" office:value="389">
            <text:p>389</text:p>
          </table:table-cell>
          <table:table-cell table:style-name="ce3" table:formula="of:=SUM([.B33:.C33])" office:value-type="float" office:value="1216">
            <text:p>1216</text:p>
          </table:table-cell>
          <table:table-cell/>
          <table:table-cell table:style-name="ce1" office:value-type="string">
            <text:p>CHI CUADRAT</text:p>
          </table:table-cell>
          <table:table-cell table:style-name="ce6" table:formula="of:=SUM([.N25];[.O132])" office:value-type="float" office:value="149632.764583746">
            <text:p>149632,76</text:p>
          </table:table-cell>
          <table:table-cell table:number-columns-repeated="3"/>
          <table:table-cell table:style-name="ce6" table:formula="of:=[.B$111]*[.$D10]/[.$D$111]" office:value-type="float" office:value="876.309195739275">
            <text:p>876,31</text:p>
          </table:table-cell>
          <table:table-cell table:style-name="ce6" table:formula="of:=[.C$111]*[.$D10]/[.$D$111]" office:value-type="float" office:value="809.690804260725">
            <text:p>809,69</text:p>
          </table:table-cell>
          <table:table-cell/>
          <table:table-cell table:style-name="ce6" table:formula="of:=([.B10]-[.$B$111])^2/[.$B$111]" office:value-type="float" office:value="78294.9756329907">
            <text:p>78294,98</text:p>
          </table:table-cell>
          <table:table-cell table:style-name="ce6" table:formula="of:=([.C10]-[.$C$111])^2/[.$C$111]" office:value-type="float" office:value="71846.9867055552">
            <text:p>71846,99</text:p>
          </table:table-cell>
        </table:table-row>
        <table:table-row table:style-name="ro2">
          <table:table-cell/>
          <table:table-cell table:style-name="ce2" office:value-type="float" office:value="862">
            <text:p>862</text:p>
          </table:table-cell>
          <table:table-cell table:style-name="ce2" office:value-type="float" office:value="669">
            <text:p>669</text:p>
          </table:table-cell>
          <table:table-cell table:style-name="ce3" table:formula="of:=SUM([.B34:.C34])" office:value-type="float" office:value="1531">
            <text:p>1531</text:p>
          </table:table-cell>
          <table:table-cell/>
          <table:table-cell table:style-name="ce6" office:value-type="string">
            <text:p>Contingència</text:p>
          </table:table-cell>
          <table:table-cell table:style-name="ce1" table:formula="of:=([.G33]/([.D111]+[.G33]))^1/2" office:value-type="float" office:value="0.246814680254085">
            <text:p>0,25</text:p>
          </table:table-cell>
          <table:table-cell table:number-columns-repeated="3"/>
          <table:table-cell table:style-name="ce6" table:formula="of:=[.B$111]*[.$D11]/[.$D$111]" office:value-type="float" office:value="517.157562135575">
            <text:p>517,16</text:p>
          </table:table-cell>
          <table:table-cell table:style-name="ce6" table:formula="of:=[.C$111]*[.$D11]/[.$D$111]" office:value-type="float" office:value="477.842437864426">
            <text:p>477,84</text:p>
          </table:table-cell>
          <table:table-cell/>
          <table:table-cell table:style-name="ce6" table:formula="of:=([.B11]-[.$B$111])^2/[.$B$111]" office:value-type="float" office:value="78534.8962772625">
            <text:p>78534,9</text:p>
          </table:table-cell>
          <table:table-cell table:style-name="ce6" table:formula="of:=([.C11]-[.$C$111])^2/[.$C$111]" office:value-type="float" office:value="72976.857152547">
            <text:p>72976,86</text:p>
          </table:table-cell>
        </table:table-row>
        <table:table-row table:style-name="ro2">
          <table:table-cell/>
          <table:table-cell table:style-name="ce2" office:value-type="float" office:value="991">
            <text:p>991</text:p>
          </table:table-cell>
          <table:table-cell table:style-name="ce2" office:value-type="float" office:value="1312">
            <text:p>1312</text:p>
          </table:table-cell>
          <table:table-cell table:style-name="ce3" table:formula="of:=SUM([.B35:.C35])" office:value-type="float" office:value="2303">
            <text:p>2303</text:p>
          </table:table-cell>
          <table:table-cell table:number-columns-repeated="6"/>
          <table:table-cell table:style-name="ce6" table:formula="of:=[.B$111]*[.$D12]/[.$D$111]" office:value-type="float" office:value="385.139450796443">
            <text:p>385,14</text:p>
          </table:table-cell>
          <table:table-cell table:style-name="ce6" table:formula="of:=[.C$111]*[.$D12]/[.$D$111]" office:value-type="float" office:value="355.860549203557">
            <text:p>355,86</text:p>
          </table:table-cell>
          <table:table-cell/>
          <table:table-cell table:style-name="ce6" table:formula="of:=([.B12]-[.$B$111])^2/[.$B$111]" office:value-type="float" office:value="78749.3503258962">
            <text:p>78749,35</text:p>
          </table:table-cell>
          <table:table-cell table:style-name="ce6" table:formula="of:=([.C12]-[.$C$111])^2/[.$C$111]" office:value-type="float" office:value="73267.6806755749">
            <text:p>73267,68</text:p>
          </table:table-cell>
        </table:table-row>
        <table:table-row table:style-name="ro2">
          <table:table-cell/>
          <table:table-cell table:style-name="ce2" office:value-type="float" office:value="1667">
            <text:p>1667</text:p>
          </table:table-cell>
          <table:table-cell table:style-name="ce2" office:value-type="float" office:value="834">
            <text:p>834</text:p>
          </table:table-cell>
          <table:table-cell table:style-name="ce3" table:formula="of:=SUM([.B36:.C36])" office:value-type="float" office:value="2501">
            <text:p>2501</text:p>
          </table:table-cell>
          <table:table-cell table:number-columns-repeated="6"/>
          <table:table-cell table:style-name="ce6" table:formula="of:=[.B$111]*[.$D13]/[.$D$111]" office:value-type="float" office:value="800.944525880322">
            <text:p>800,94</text:p>
          </table:table-cell>
          <table:table-cell table:style-name="ce6" table:formula="of:=[.C$111]*[.$D13]/[.$D$111]" office:value-type="float" office:value="740.055474119678">
            <text:p>740,06</text:p>
          </table:table-cell>
          <table:table-cell/>
          <table:table-cell table:style-name="ce6" table:formula="of:=([.B13]-[.$B$111])^2/[.$B$111]" office:value-type="float" office:value="77636.593143645">
            <text:p>77636,59</text:p>
          </table:table-cell>
          <table:table-cell table:style-name="ce6" table:formula="of:=([.C13]-[.$C$111])^2/[.$C$111]" office:value-type="float" office:value="72793.8955300821">
            <text:p>72793,9</text:p>
          </table:table-cell>
        </table:table-row>
        <table:table-row table:style-name="ro2">
          <table:table-cell/>
          <table:table-cell table:style-name="ce2" office:value-type="float" office:value="335">
            <text:p>335</text:p>
          </table:table-cell>
          <table:table-cell table:style-name="ce2" office:value-type="float" office:value="735">
            <text:p>735</text:p>
          </table:table-cell>
          <table:table-cell table:style-name="ce3" table:formula="of:=SUM([.B37:.C37])" office:value-type="float" office:value="1070">
            <text:p>1070</text:p>
          </table:table-cell>
          <table:table-cell table:number-columns-repeated="6"/>
          <table:table-cell table:style-name="ce6" table:formula="of:=[.B$111]*[.$D14]/[.$D$111]" office:value-type="float" office:value="595.640770057657">
            <text:p>595,64</text:p>
          </table:table-cell>
          <table:table-cell table:style-name="ce6" table:formula="of:=[.C$111]*[.$D14]/[.$D$111]" office:value-type="float" office:value="550.359229942343">
            <text:p>550,36</text:p>
          </table:table-cell>
          <table:table-cell/>
          <table:table-cell table:style-name="ce6" table:formula="of:=([.B14]-[.$B$111])^2/[.$B$111]" office:value-type="float" office:value="78296.9569440963">
            <text:p>78296,96</text:p>
          </table:table-cell>
          <table:table-cell table:style-name="ce6" table:formula="of:=([.C14]-[.$C$111])^2/[.$C$111]" office:value-type="float" office:value="72915.1813877773">
            <text:p>72915,18</text:p>
          </table:table-cell>
        </table:table-row>
        <table:table-row table:style-name="ro2">
          <table:table-cell/>
          <table:table-cell table:style-name="ce2" office:value-type="float" office:value="301">
            <text:p>301</text:p>
          </table:table-cell>
          <table:table-cell table:style-name="ce2" office:value-type="float" office:value="179">
            <text:p>179</text:p>
          </table:table-cell>
          <table:table-cell table:style-name="ce3" table:formula="of:=SUM([.B38:.C38])" office:value-type="float" office:value="480">
            <text:p>480</text:p>
          </table:table-cell>
          <table:table-cell table:number-columns-repeated="6"/>
          <table:table-cell table:style-name="ce6" table:formula="of:=[.B$111]*[.$D15]/[.$D$111]" office:value-type="float" office:value="1181.40616958207">
            <text:p>1181,41</text:p>
          </table:table-cell>
          <table:table-cell table:style-name="ce6" table:formula="of:=[.C$111]*[.$D15]/[.$D$111]" office:value-type="float" office:value="1091.59383041793">
            <text:p>1091,59</text:p>
          </table:table-cell>
          <table:table-cell/>
          <table:table-cell table:style-name="ce6" table:formula="of:=([.B15]-[.$B$111])^2/[.$B$111]" office:value-type="float" office:value="76420.139433442">
            <text:p>76420,14</text:p>
          </table:table-cell>
          <table:table-cell table:style-name="ce6" table:formula="of:=([.C15]-[.$C$111])^2/[.$C$111]" office:value-type="float" office:value="72569.4851794072">
            <text:p>72569,49</text:p>
          </table:table-cell>
        </table:table-row>
        <table:table-row table:style-name="ro2">
          <table:table-cell/>
          <table:table-cell table:style-name="ce2" office:value-type="float" office:value="317">
            <text:p>317</text:p>
          </table:table-cell>
          <table:table-cell table:style-name="ce2" office:value-type="float" office:value="387">
            <text:p>387</text:p>
          </table:table-cell>
          <table:table-cell table:style-name="ce3" table:formula="of:=SUM([.B39:.C39])" office:value-type="float" office:value="704">
            <text:p>704</text:p>
          </table:table-cell>
          <table:table-cell table:number-columns-repeated="6"/>
          <table:table-cell table:style-name="ce6" table:formula="of:=[.B$111]*[.$D16]/[.$D$111]" office:value-type="float" office:value="921.008241310792">
            <text:p>921,01</text:p>
          </table:table-cell>
          <table:table-cell table:style-name="ce6" table:formula="of:=[.C$111]*[.$D16]/[.$D$111]" office:value-type="float" office:value="850.991758689208">
            <text:p>850,99</text:p>
          </table:table-cell>
          <table:table-cell/>
          <table:table-cell table:style-name="ce6" table:formula="of:=([.B16]-[.$B$111])^2/[.$B$111]" office:value-type="float" office:value="77425.6309350715">
            <text:p>77425,63</text:p>
          </table:table-cell>
          <table:table-cell table:style-name="ce6" table:formula="of:=([.C16]-[.$C$111])^2/[.$C$111]" office:value-type="float" office:value="72547.6584277284">
            <text:p>72547,66</text:p>
          </table:table-cell>
        </table:table-row>
        <table:table-row table:style-name="ro2">
          <table:table-cell/>
          <table:table-cell table:style-name="ce2" office:value-type="float" office:value="540">
            <text:p>540</text:p>
          </table:table-cell>
          <table:table-cell table:style-name="ce2" office:value-type="float" office:value="588">
            <text:p>588</text:p>
          </table:table-cell>
          <table:table-cell table:style-name="ce3" table:formula="of:=SUM([.B40:.C40])" office:value-type="float" office:value="1128">
            <text:p>1128</text:p>
          </table:table-cell>
          <table:table-cell table:number-columns-repeated="6"/>
          <table:table-cell table:style-name="ce6" table:formula="of:=[.B$111]*[.$D17]/[.$D$111]" office:value-type="float" office:value="1220.38789537118">
            <text:p>1220,39</text:p>
          </table:table-cell>
          <table:table-cell table:style-name="ce6" table:formula="of:=[.C$111]*[.$D17]/[.$D$111]" office:value-type="float" office:value="1127.61210462882">
            <text:p>1127,61</text:p>
          </table:table-cell>
          <table:table-cell/>
          <table:table-cell table:style-name="ce6" table:formula="of:=([.B17]-[.$B$111])^2/[.$B$111]" office:value-type="float" office:value="77057.6290925044">
            <text:p>77057,63</text:p>
          </table:table-cell>
          <table:table-cell table:style-name="ce6" table:formula="of:=([.C17]-[.$C$111])^2/[.$C$111]" office:value-type="float" office:value="71777.8959506206">
            <text:p>71777,9</text:p>
          </table:table-cell>
        </table:table-row>
        <table:table-row table:style-name="ro2">
          <table:table-cell/>
          <table:table-cell table:style-name="ce2" office:value-type="float" office:value="767">
            <text:p>767</text:p>
          </table:table-cell>
          <table:table-cell table:style-name="ce2" office:value-type="float" office:value="406">
            <text:p>406</text:p>
          </table:table-cell>
          <table:table-cell table:style-name="ce3" table:formula="of:=SUM([.B41:.C41])" office:value-type="float" office:value="1173">
            <text:p>1173</text:p>
          </table:table-cell>
          <table:table-cell table:number-columns-repeated="6"/>
          <table:table-cell table:style-name="ce6" table:formula="of:=[.B$111]*[.$D18]/[.$D$111]" office:value-type="float" office:value="908.014332714421">
            <text:p>908,01</text:p>
          </table:table-cell>
          <table:table-cell table:style-name="ce6" table:formula="of:=[.C$111]*[.$D18]/[.$D$111]" office:value-type="float" office:value="838.985667285579">
            <text:p>838,99</text:p>
          </table:table-cell>
          <table:table-cell/>
          <table:table-cell table:style-name="ce6" table:formula="of:=([.B18]-[.$B$111])^2/[.$B$111]" office:value-type="float" office:value="78590.4673978441">
            <text:p>78590,47</text:p>
          </table:table-cell>
          <table:table-cell table:style-name="ce6" table:formula="of:=([.C18]-[.$C$111])^2/[.$C$111]" office:value-type="float" office:value="71432.9407176287">
            <text:p>71432,94</text:p>
          </table:table-cell>
        </table:table-row>
        <table:table-row table:style-name="ro2">
          <table:table-cell/>
          <table:table-cell table:style-name="ce2" office:value-type="float" office:value="949">
            <text:p>949</text:p>
          </table:table-cell>
          <table:table-cell table:style-name="ce2" office:value-type="float" office:value="680">
            <text:p>680</text:p>
          </table:table-cell>
          <table:table-cell table:style-name="ce3" table:formula="of:=SUM([.B42:.C42])" office:value-type="float" office:value="1629">
            <text:p>1629</text:p>
          </table:table-cell>
          <table:table-cell table:number-columns-repeated="6"/>
          <table:table-cell table:style-name="ce6" table:formula="of:=[.B$111]*[.$D19]/[.$D$111]" office:value-type="float" office:value="902.816769275872">
            <text:p>902,82</text:p>
          </table:table-cell>
          <table:table-cell table:style-name="ce6" table:formula="of:=[.C$111]*[.$D19]/[.$D$111]" office:value-type="float" office:value="834.183230724128">
            <text:p>834,18</text:p>
          </table:table-cell>
          <table:table-cell/>
          <table:table-cell table:style-name="ce6" table:formula="of:=([.B19]-[.$B$111])^2/[.$B$111]" office:value-type="float" office:value="78469.426974179">
            <text:p>78469,43</text:p>
          </table:table-cell>
          <table:table-cell table:style-name="ce6" table:formula="of:=([.C19]-[.$C$111])^2/[.$C$111]" office:value-type="float" office:value="71572.7938140134">
            <text:p>71572,79</text:p>
          </table:table-cell>
        </table:table-row>
        <table:table-row table:style-name="ro2">
          <table:table-cell/>
          <table:table-cell table:style-name="ce2" office:value-type="float" office:value="1130">
            <text:p>1130</text:p>
          </table:table-cell>
          <table:table-cell table:style-name="ce2" office:value-type="float" office:value="743">
            <text:p>743</text:p>
          </table:table-cell>
          <table:table-cell table:style-name="ce3" table:formula="of:=SUM([.B43:.C43])" office:value-type="float" office:value="1873">
            <text:p>1873</text:p>
          </table:table-cell>
          <table:table-cell table:number-columns-repeated="6"/>
          <table:table-cell table:style-name="ce6" table:formula="of:=[.B$111]*[.$D20]/[.$D$111]" office:value-type="float" office:value="457.905338936122">
            <text:p>457,91</text:p>
          </table:table-cell>
          <table:table-cell table:style-name="ce6" table:formula="of:=[.C$111]*[.$D20]/[.$D$111]" office:value-type="float" office:value="423.094661063878">
            <text:p>423,09</text:p>
          </table:table-cell>
          <table:table-cell/>
          <table:table-cell table:style-name="ce6" table:formula="of:=([.B20]-[.$B$111])^2/[.$B$111]" office:value-type="float" office:value="78530.9276635748">
            <text:p>78530,93</text:p>
          </table:table-cell>
          <table:table-cell table:style-name="ce6" table:formula="of:=([.C20]-[.$C$111])^2/[.$C$111]" office:value-type="float" office:value="73207.8752085736">
            <text:p>73207,88</text:p>
          </table:table-cell>
        </table:table-row>
        <table:table-row table:style-name="ro2">
          <table:table-cell/>
          <table:table-cell table:style-name="ce2" office:value-type="float" office:value="1042">
            <text:p>1042</text:p>
          </table:table-cell>
          <table:table-cell table:style-name="ce2" office:value-type="float" office:value="998">
            <text:p>998</text:p>
          </table:table-cell>
          <table:table-cell table:style-name="ce3" table:formula="of:=SUM([.B44:.C44])" office:value-type="float" office:value="2040">
            <text:p>2040</text:p>
          </table:table-cell>
          <table:table-cell table:number-columns-repeated="6"/>
          <table:table-cell table:style-name="ce6" table:formula="of:=[.B$111]*[.$D21]/[.$D$111]" office:value-type="float" office:value="657.491774976384">
            <text:p>657,49</text:p>
          </table:table-cell>
          <table:table-cell table:style-name="ce6" table:formula="of:=[.C$111]*[.$D21]/[.$D$111]" office:value-type="float" office:value="607.508225023616">
            <text:p>607,51</text:p>
          </table:table-cell>
          <table:table-cell/>
          <table:table-cell table:style-name="ce6" table:formula="of:=([.B21]-[.$B$111])^2/[.$B$111]" office:value-type="float" office:value="78209.8029706693">
            <text:p>78209,8</text:p>
          </table:table-cell>
          <table:table-cell table:style-name="ce6" table:formula="of:=([.C21]-[.$C$111])^2/[.$C$111]" office:value-type="float" office:value="72766.0736756427">
            <text:p>72766,07</text:p>
          </table:table-cell>
        </table:table-row>
        <table:table-row table:style-name="ro2">
          <table:table-cell/>
          <table:table-cell table:style-name="ce2" office:value-type="float" office:value="1134">
            <text:p>1134</text:p>
          </table:table-cell>
          <table:table-cell table:style-name="ce2" office:value-type="float" office:value="966">
            <text:p>966</text:p>
          </table:table-cell>
          <table:table-cell table:style-name="ce3" table:formula="of:=SUM([.B45:.C45])" office:value-type="float" office:value="2100">
            <text:p>2100</text:p>
          </table:table-cell>
          <table:table-cell table:number-columns-repeated="6"/>
          <table:table-cell table:style-name="ce6" table:formula="of:=[.B$111]*[.$D22]/[.$D$111]" office:value-type="float" office:value="507.801947946187">
            <text:p>507,8</text:p>
          </table:table-cell>
          <table:table-cell table:style-name="ce6" table:formula="of:=[.C$111]*[.$D22]/[.$D$111]" office:value-type="float" office:value="469.198052053813">
            <text:p>469,2</text:p>
          </table:table-cell>
          <table:table-cell/>
          <table:table-cell table:style-name="ce6" table:formula="of:=([.B22]-[.$B$111])^2/[.$B$111]" office:value-type="float" office:value="78934.2533968413">
            <text:p>78934,25</text:p>
          </table:table-cell>
          <table:table-cell table:style-name="ce6" table:formula="of:=([.C22]-[.$C$111])^2/[.$C$111]" office:value-type="float" office:value="72613.1485315065">
            <text:p>72613,15</text:p>
          </table:table-cell>
        </table:table-row>
        <table:table-row table:style-name="ro2">
          <table:table-cell/>
          <table:table-cell table:style-name="ce2" office:value-type="float" office:value="583">
            <text:p>583</text:p>
          </table:table-cell>
          <table:table-cell table:style-name="ce2" office:value-type="float" office:value="1433">
            <text:p>1433</text:p>
          </table:table-cell>
          <table:table-cell table:style-name="ce3" table:formula="of:=SUM([.B46:.C46])" office:value-type="float" office:value="2016">
            <text:p>2016</text:p>
          </table:table-cell>
          <table:table-cell table:number-columns-repeated="6"/>
          <table:table-cell table:style-name="ce6" table:formula="of:=[.B$111]*[.$D23]/[.$D$111]" office:value-type="float" office:value="442.832404964331">
            <text:p>442,83</text:p>
          </table:table-cell>
          <table:table-cell table:style-name="ce6" table:formula="of:=[.C$111]*[.$D23]/[.$D$111]" office:value-type="float" office:value="409.167595035669">
            <text:p>409,17</text:p>
          </table:table-cell>
          <table:table-cell/>
          <table:table-cell table:style-name="ce6" table:formula="of:=([.B23]-[.$B$111])^2/[.$B$111]" office:value-type="float" office:value="78713.5876786162">
            <text:p>78713,59</text:p>
          </table:table-cell>
          <table:table-cell table:style-name="ce6" table:formula="of:=([.C23]-[.$C$111])^2/[.$C$111]" office:value-type="float" office:value="73082.3632096588">
            <text:p>73082,36</text:p>
          </table:table-cell>
        </table:table-row>
        <table:table-row table:style-name="ro2">
          <table:table-cell/>
          <table:table-cell table:style-name="ce2" office:value-type="float" office:value="410">
            <text:p>410</text:p>
          </table:table-cell>
          <table:table-cell table:style-name="ce2" office:value-type="float" office:value="150">
            <text:p>150</text:p>
          </table:table-cell>
          <table:table-cell table:style-name="ce3" table:formula="of:=SUM([.B47:.C47])" office:value-type="float" office:value="560">
            <text:p>560</text:p>
          </table:table-cell>
          <table:table-cell table:number-columns-repeated="6"/>
          <table:table-cell table:style-name="ce6" table:formula="of:=[.B$111]*[.$D24]/[.$D$111]" office:value-type="float" office:value="1163.73445389101">
            <text:p>1163,73</text:p>
          </table:table-cell>
          <table:table-cell table:style-name="ce6" table:formula="of:=[.C$111]*[.$D24]/[.$D$111]" office:value-type="float" office:value="1075.26554610899">
            <text:p>1075,27</text:p>
          </table:table-cell>
          <table:table-cell/>
          <table:table-cell table:style-name="ce6" table:formula="of:=([.B24]-[.$B$111])^2/[.$B$111]" office:value-type="float" office:value="77122.5068939584">
            <text:p>77122,51</text:p>
          </table:table-cell>
          <table:table-cell table:style-name="ce6" table:formula="of:=([.C24]-[.$C$111])^2/[.$C$111]" office:value-type="float" office:value="71927.9638608153">
            <text:p>71927,96</text:p>
          </table:table-cell>
        </table:table-row>
        <table:table-row table:style-name="ro2">
          <table:table-cell/>
          <table:table-cell table:style-name="ce2" office:value-type="float" office:value="246">
            <text:p>246</text:p>
          </table:table-cell>
          <table:table-cell table:style-name="ce2" office:value-type="float" office:value="502">
            <text:p>502</text:p>
          </table:table-cell>
          <table:table-cell table:style-name="ce3" table:formula="of:=SUM([.B48:.C48])" office:value-type="float" office:value="748">
            <text:p>748</text:p>
          </table:table-cell>
          <table:table-cell table:number-columns-repeated="6"/>
          <table:table-cell table:style-name="ce6" table:formula="of:=[.B$111]*[.$D25]/[.$D$111]" office:value-type="float" office:value="1072.77709371641">
            <text:p>1072,78</text:p>
          </table:table-cell>
          <table:table-cell table:style-name="ce6" table:formula="of:=[.C$111]*[.$D25]/[.$D$111]" office:value-type="float" office:value="991.222906283592">
            <text:p>991,22</text:p>
          </table:table-cell>
          <table:table-cell/>
          <table:table-cell table:style-name="ce6" table:formula="of:=([.B25]-[.$B$111])^2/[.$B$111]" office:value-type="float" office:value="77437.4529957383">
            <text:p>77437,45</text:p>
          </table:table-cell>
          <table:table-cell table:style-name="ce6" table:formula="of:=([.C25]-[.$C$111])^2/[.$C$111]" office:value-type="float" office:value="71957.6010445635">
            <text:p>71957,6</text:p>
          </table:table-cell>
        </table:table-row>
        <table:table-row table:style-name="ro2">
          <table:table-cell/>
          <table:table-cell table:style-name="ce2" office:value-type="float" office:value="602">
            <text:p>602</text:p>
          </table:table-cell>
          <table:table-cell table:style-name="ce2" office:value-type="float" office:value="441">
            <text:p>441</text:p>
          </table:table-cell>
          <table:table-cell table:style-name="ce3" table:formula="of:=SUM([.B49:.C49])" office:value-type="float" office:value="1043">
            <text:p>1043</text:p>
          </table:table-cell>
          <table:table-cell table:number-columns-repeated="6"/>
          <table:table-cell table:style-name="ce6" table:formula="of:=[.B$111]*[.$D26]/[.$D$111]" office:value-type="float" office:value="1526.00462555784">
            <text:p>1526</text:p>
          </table:table-cell>
          <table:table-cell table:style-name="ce6" table:formula="of:=[.C$111]*[.$D26]/[.$D$111]" office:value-type="float" office:value="1409.99537444216">
            <text:p>1410</text:p>
          </table:table-cell>
          <table:table-cell/>
          <table:table-cell table:style-name="ce6" table:formula="of:=([.B26]-[.$B$111])^2/[.$B$111]" office:value-type="float" office:value="77132.3392454249">
            <text:p>77132,34</text:p>
          </table:table-cell>
          <table:table-cell table:style-name="ce6" table:formula="of:=([.C26]-[.$C$111])^2/[.$C$111]" office:value-type="float" office:value="70547.7717696534">
            <text:p>70547,77</text:p>
          </table:table-cell>
        </table:table-row>
        <table:table-row table:style-name="ro2">
          <table:table-cell/>
          <table:table-cell table:style-name="ce2" office:value-type="float" office:value="890">
            <text:p>890</text:p>
          </table:table-cell>
          <table:table-cell table:style-name="ce2" office:value-type="float" office:value="320">
            <text:p>320</text:p>
          </table:table-cell>
          <table:table-cell table:style-name="ce3" table:formula="of:=SUM([.B50:.C50])" office:value-type="float" office:value="1210">
            <text:p>1210</text:p>
          </table:table-cell>
          <table:table-cell table:number-columns-repeated="6"/>
          <table:table-cell table:style-name="ce6" table:formula="of:=[.B$111]*[.$D27]/[.$D$111]" office:value-type="float" office:value="1455.83751913743">
            <text:p>1455,84</text:p>
          </table:table-cell>
          <table:table-cell table:style-name="ce6" table:formula="of:=[.C$111]*[.$D27]/[.$D$111]" office:value-type="float" office:value="1345.16248086257">
            <text:p>1345,16</text:p>
          </table:table-cell>
          <table:table-cell/>
          <table:table-cell table:style-name="ce6" table:formula="of:=([.B27]-[.$B$111])^2/[.$B$111]" office:value-type="float" office:value="76563.0988342943">
            <text:p>76563,1</text:p>
          </table:table-cell>
          <table:table-cell table:style-name="ce6" table:formula="of:=([.C27]-[.$C$111])^2/[.$C$111]" office:value-type="float" office:value="71381.7611205318">
            <text:p>71381,76</text:p>
          </table:table-cell>
        </table:table-row>
        <table:table-row table:style-name="ro2">
          <table:table-cell/>
          <table:table-cell table:style-name="ce2" office:value-type="float" office:value="1463">
            <text:p>1463</text:p>
          </table:table-cell>
          <table:table-cell table:style-name="ce2" office:value-type="float" office:value="552">
            <text:p>552</text:p>
          </table:table-cell>
          <table:table-cell table:style-name="ce3" table:formula="of:=SUM([.B51:.C51])" office:value-type="float" office:value="2015">
            <text:p>2015</text:p>
          </table:table-cell>
          <table:table-cell table:number-columns-repeated="6"/>
          <table:table-cell table:style-name="ce6" table:formula="of:=[.B$111]*[.$D28]/[.$D$111]" office:value-type="float" office:value="713.625460112707">
            <text:p>713,63</text:p>
          </table:table-cell>
          <table:table-cell table:style-name="ce6" table:formula="of:=[.C$111]*[.$D28]/[.$D$111]" office:value-type="float" office:value="659.374539887293">
            <text:p>659,37</text:p>
          </table:table-cell>
          <table:table-cell/>
          <table:table-cell table:style-name="ce6" table:formula="of:=([.B28]-[.$B$111])^2/[.$B$111]" office:value-type="float" office:value="79013.8482827776">
            <text:p>79013,85</text:p>
          </table:table-cell>
          <table:table-cell table:style-name="ce6" table:formula="of:=([.C28]-[.$C$111])^2/[.$C$111]" office:value-type="float" office:value="71750.2689547582">
            <text:p>71750,27</text:p>
          </table:table-cell>
        </table:table-row>
        <table:table-row table:style-name="ro2">
          <table:table-cell/>
          <table:table-cell table:style-name="ce2" office:value-type="float" office:value="1160">
            <text:p>1160</text:p>
          </table:table-cell>
          <table:table-cell table:style-name="ce2" office:value-type="float" office:value="963">
            <text:p>963</text:p>
          </table:table-cell>
          <table:table-cell table:style-name="ce3" table:formula="of:=SUM([.B52:.C52])" office:value-type="float" office:value="2123">
            <text:p>2123</text:p>
          </table:table-cell>
          <table:table-cell table:number-columns-repeated="6"/>
          <table:table-cell table:style-name="ce6" table:formula="of:=[.B$111]*[.$D29]/[.$D$111]" office:value-type="float" office:value="320.169907814587">
            <text:p>320,17</text:p>
          </table:table-cell>
          <table:table-cell table:style-name="ce6" table:formula="of:=[.C$111]*[.$D29]/[.$D$111]" office:value-type="float" office:value="295.830092185413">
            <text:p>295,83</text:p>
          </table:table-cell>
          <table:table-cell/>
          <table:table-cell table:style-name="ce6" table:formula="of:=([.B29]-[.$B$111])^2/[.$B$111]" office:value-type="float" office:value="79099.4575206819">
            <text:p>79099,46</text:p>
          </table:table-cell>
          <table:table-cell table:style-name="ce6" table:formula="of:=([.C29]-[.$C$111])^2/[.$C$111]" office:value-type="float" office:value="73166.0259106017">
            <text:p>73166,03</text:p>
          </table:table-cell>
        </table:table-row>
        <table:table-row table:style-name="ro2">
          <table:table-cell/>
          <table:table-cell table:style-name="ce2" office:value-type="float" office:value="976">
            <text:p>976</text:p>
          </table:table-cell>
          <table:table-cell table:style-name="ce2" office:value-type="float" office:value="1283">
            <text:p>1283</text:p>
          </table:table-cell>
          <table:table-cell table:style-name="ce3" table:formula="of:=SUM([.B53:.C53])" office:value-type="float" office:value="2259">
            <text:p>2259</text:p>
          </table:table-cell>
          <table:table-cell table:number-columns-repeated="6"/>
          <table:table-cell table:style-name="ce6" table:formula="of:=[.B$111]*[.$D30]/[.$D$111]" office:value-type="float" office:value="276.51037493078">
            <text:p>276,51</text:p>
          </table:table-cell>
          <table:table-cell table:style-name="ce6" table:formula="of:=[.C$111]*[.$D30]/[.$D$111]" office:value-type="float" office:value="255.48962506922">
            <text:p>255,49</text:p>
          </table:table-cell>
          <table:table-cell/>
          <table:table-cell table:style-name="ce6" table:formula="of:=([.B30]-[.$B$111])^2/[.$B$111]" office:value-type="float" office:value="79282.7771496616">
            <text:p>79282,78</text:p>
          </table:table-cell>
          <table:table-cell table:style-name="ce6" table:formula="of:=([.C30]-[.$C$111])^2/[.$C$111]" office:value-type="float" office:value="73150.0864681544">
            <text:p>73150,09</text:p>
          </table:table-cell>
        </table:table-row>
        <table:table-row table:style-name="ro2">
          <table:table-cell/>
          <table:table-cell table:style-name="ce2" office:value-type="float" office:value="703">
            <text:p>703</text:p>
          </table:table-cell>
          <table:table-cell table:style-name="ce2" office:value-type="float" office:value="1184">
            <text:p>1184</text:p>
          </table:table-cell>
          <table:table-cell table:style-name="ce3" table:formula="of:=SUM([.B54:.C54])" office:value-type="float" office:value="1887">
            <text:p>1887</text:p>
          </table:table-cell>
          <table:table-cell table:number-columns-repeated="6"/>
          <table:table-cell table:style-name="ce6" table:formula="of:=[.B$111]*[.$D31]/[.$D$111]" office:value-type="float" office:value="466.221440437799">
            <text:p>466,22</text:p>
          </table:table-cell>
          <table:table-cell table:style-name="ce6" table:formula="of:=[.C$111]*[.$D31]/[.$D$111]" office:value-type="float" office:value="430.778559562201">
            <text:p>430,78</text:p>
          </table:table-cell>
          <table:table-cell/>
          <table:table-cell table:style-name="ce6" table:formula="of:=([.B31]-[.$B$111])^2/[.$B$111]" office:value-type="float" office:value="78735.4416645776">
            <text:p>78735,44</text:p>
          </table:table-cell>
          <table:table-cell table:style-name="ce6" table:formula="of:=([.C31]-[.$C$111])^2/[.$C$111]" office:value-type="float" office:value="72970.8873906261">
            <text:p>72970,89</text:p>
          </table:table-cell>
        </table:table-row>
        <table:table-row table:style-name="ro2">
          <table:table-cell/>
          <table:table-cell table:style-name="ce2" office:value-type="float" office:value="762">
            <text:p>762</text:p>
          </table:table-cell>
          <table:table-cell table:style-name="ce2" office:value-type="float" office:value="862">
            <text:p>862</text:p>
          </table:table-cell>
          <table:table-cell table:style-name="ce3" table:formula="of:=SUM([.B55:.C55])" office:value-type="float" office:value="1624">
            <text:p>1624</text:p>
          </table:table-cell>
          <table:table-cell table:number-columns-repeated="6"/>
          <table:table-cell table:style-name="ce6" table:formula="of:=[.B$111]*[.$D32]/[.$D$111]" office:value-type="float" office:value="284.826476432457">
            <text:p>284,83</text:p>
          </table:table-cell>
          <table:table-cell table:style-name="ce6" table:formula="of:=[.C$111]*[.$D32]/[.$D$111]" office:value-type="float" office:value="263.173523567543">
            <text:p>263,17</text:p>
          </table:table-cell>
          <table:table-cell/>
          <table:table-cell table:style-name="ce6" table:formula="of:=([.B32]-[.$B$111])^2/[.$B$111]" office:value-type="float" office:value="79215.0038731512">
            <text:p>79215</text:p>
          </table:table-cell>
          <table:table-cell table:style-name="ce6" table:formula="of:=([.C32]-[.$C$111])^2/[.$C$111]" office:value-type="float" office:value="73185.9526554975">
            <text:p>73185,95</text:p>
          </table:table-cell>
        </table:table-row>
        <table:table-row table:style-name="ro2">
          <table:table-cell/>
          <table:table-cell table:style-name="ce2" office:value-type="float" office:value="420">
            <text:p>420</text:p>
          </table:table-cell>
          <table:table-cell table:style-name="ce2" office:value-type="float" office:value="327">
            <text:p>327</text:p>
          </table:table-cell>
          <table:table-cell table:style-name="ce3" table:formula="of:=SUM([.B56:.C56])" office:value-type="float" office:value="747">
            <text:p>747</text:p>
          </table:table-cell>
          <table:table-cell table:number-columns-repeated="6"/>
          <table:table-cell table:style-name="ce6" table:formula="of:=[.B$111]*[.$D33]/[.$D$111]" office:value-type="float" office:value="632.023714127496">
            <text:p>632,02</text:p>
          </table:table-cell>
          <table:table-cell table:style-name="ce6" table:formula="of:=[.C$111]*[.$D33]/[.$D$111]" office:value-type="float" office:value="583.976285872504">
            <text:p>583,98</text:p>
          </table:table-cell>
          <table:table-cell/>
          <table:table-cell table:style-name="ce6" table:formula="of:=([.B33]-[.$B$111])^2/[.$B$111]" office:value-type="float" office:value="78134.5726873903">
            <text:p>78134,57</text:p>
          </table:table-cell>
          <table:table-cell table:style-name="ce6" table:formula="of:=([.C33]-[.$C$111])^2/[.$C$111]" office:value-type="float" office:value="72939.0527843722">
            <text:p>72939,05</text:p>
          </table:table-cell>
        </table:table-row>
        <table:table-row table:style-name="ro2">
          <table:table-cell/>
          <table:table-cell table:style-name="ce2" office:value-type="float" office:value="231">
            <text:p>231</text:p>
          </table:table-cell>
          <table:table-cell table:style-name="ce2" office:value-type="float" office:value="613">
            <text:p>613</text:p>
          </table:table-cell>
          <table:table-cell table:style-name="ce3" table:formula="of:=SUM([.B57:.C57])" office:value-type="float" office:value="844">
            <text:p>844</text:p>
          </table:table-cell>
          <table:table-cell table:number-columns-repeated="6"/>
          <table:table-cell table:style-name="ce6" table:formula="of:=[.B$111]*[.$D34]/[.$D$111]" office:value-type="float" office:value="795.746962441773">
            <text:p>795,75</text:p>
          </table:table-cell>
          <table:table-cell table:style-name="ce6" table:formula="of:=[.C$111]*[.$D34]/[.$D$111]" office:value-type="float" office:value="735.253037558227">
            <text:p>735,25</text:p>
          </table:table-cell>
          <table:table-cell/>
          <table:table-cell table:style-name="ce6" table:formula="of:=([.B34]-[.$B$111])^2/[.$B$111]" office:value-type="float" office:value="78065.3136625721">
            <text:p>78065,31</text:p>
          </table:table-cell>
          <table:table-cell table:style-name="ce6" table:formula="of:=([.C34]-[.$C$111])^2/[.$C$111]" office:value-type="float" office:value="72383.0715051211">
            <text:p>72383,07</text:p>
          </table:table-cell>
        </table:table-row>
        <table:table-row table:style-name="ro2">
          <table:table-cell/>
          <table:table-cell table:style-name="ce2" office:value-type="float" office:value="511">
            <text:p>511</text:p>
          </table:table-cell>
          <table:table-cell table:style-name="ce2" office:value-type="float" office:value="631">
            <text:p>631</text:p>
          </table:table-cell>
          <table:table-cell table:style-name="ce3" table:formula="of:=SUM([.B58:.C58])" office:value-type="float" office:value="1142">
            <text:p>1142</text:p>
          </table:table-cell>
          <table:table-cell table:number-columns-repeated="6"/>
          <table:table-cell table:style-name="ce6" table:formula="of:=[.B$111]*[.$D35]/[.$D$111]" office:value-type="float" office:value="1196.99885989772">
            <text:p>1197</text:p>
          </table:table-cell>
          <table:table-cell table:style-name="ce6" table:formula="of:=[.C$111]*[.$D35]/[.$D$111]" office:value-type="float" office:value="1106.00114010228">
            <text:p>1106</text:p>
          </table:table-cell>
          <table:table-cell/>
          <table:table-cell table:style-name="ce6" table:formula="of:=([.B35]-[.$B$111])^2/[.$B$111]" office:value-type="float" office:value="77810.3098646277">
            <text:p>77810,31</text:p>
          </table:table-cell>
          <table:table-cell table:style-name="ce6" table:formula="of:=([.C35]-[.$C$111])^2/[.$C$111]" office:value-type="float" office:value="71114.3513396188">
            <text:p>71114,35</text:p>
          </table:table-cell>
        </table:table-row>
        <table:table-row table:style-name="ro2">
          <table:table-cell/>
          <table:table-cell table:style-name="ce2" office:value-type="float" office:value="679">
            <text:p>679</text:p>
          </table:table-cell>
          <table:table-cell table:style-name="ce2" office:value-type="float" office:value="243">
            <text:p>243</text:p>
          </table:table-cell>
          <table:table-cell table:style-name="ce3" table:formula="of:=SUM([.B59:.C59])" office:value-type="float" office:value="922">
            <text:p>922</text:p>
          </table:table-cell>
          <table:table-cell table:number-columns-repeated="6"/>
          <table:table-cell table:style-name="ce6" table:formula="of:=[.B$111]*[.$D36]/[.$D$111]" office:value-type="float" office:value="1299.91061598098">
            <text:p>1299,91</text:p>
          </table:table-cell>
          <table:table-cell table:style-name="ce6" table:formula="of:=[.C$111]*[.$D36]/[.$D$111]" office:value-type="float" office:value="1201.08938401902">
            <text:p>1201,09</text:p>
          </table:table-cell>
          <table:table-cell/>
          <table:table-cell table:style-name="ce6" table:formula="of:=([.B36]-[.$B$111])^2/[.$B$111]" office:value-type="float" office:value="76480.8319002256">
            <text:p>76480,83</text:p>
          </table:table-cell>
          <table:table-cell table:style-name="ce6" table:formula="of:=([.C36]-[.$C$111])^2/[.$C$111]" office:value-type="float" office:value="72056.4357457777">
            <text:p>72056,44</text:p>
          </table:table-cell>
        </table:table-row>
        <table:table-row table:style-name="ro2">
          <table:table-cell/>
          <table:table-cell table:style-name="ce2" office:value-type="float" office:value="1308">
            <text:p>1308</text:p>
          </table:table-cell>
          <table:table-cell table:style-name="ce2" office:value-type="float" office:value="766">
            <text:p>766</text:p>
          </table:table-cell>
          <table:table-cell table:style-name="ce3" table:formula="of:=SUM([.B60:.C60])" office:value-type="float" office:value="2074">
            <text:p>2074</text:p>
          </table:table-cell>
          <table:table-cell table:number-columns-repeated="6"/>
          <table:table-cell table:style-name="ce6" table:formula="of:=[.B$111]*[.$D37]/[.$D$111]" office:value-type="float" office:value="556.139287924688">
            <text:p>556,14</text:p>
          </table:table-cell>
          <table:table-cell table:style-name="ce6" table:formula="of:=[.C$111]*[.$D37]/[.$D$111]" office:value-type="float" office:value="513.860712075312">
            <text:p>513,86</text:p>
          </table:table-cell>
          <table:table-cell/>
          <table:table-cell table:style-name="ce6" table:formula="of:=([.B37]-[.$B$111])^2/[.$B$111]" office:value-type="float" office:value="79111.4066808724">
            <text:p>79111,41</text:p>
          </table:table-cell>
          <table:table-cell table:style-name="ce6" table:formula="of:=([.C37]-[.$C$111])^2/[.$C$111]" office:value-type="float" office:value="72252.3285627077">
            <text:p>72252,33</text:p>
          </table:table-cell>
        </table:table-row>
        <table:table-row table:style-name="ro2">
          <table:table-cell/>
          <table:table-cell table:style-name="ce2" office:value-type="float" office:value="847">
            <text:p>847</text:p>
          </table:table-cell>
          <table:table-cell table:style-name="ce2" office:value-type="float" office:value="1067">
            <text:p>1067</text:p>
          </table:table-cell>
          <table:table-cell table:style-name="ce3" table:formula="of:=SUM([.B61:.C61])" office:value-type="float" office:value="1914">
            <text:p>1914</text:p>
          </table:table-cell>
          <table:table-cell table:number-columns-repeated="6"/>
          <table:table-cell table:style-name="ce6" table:formula="of:=[.B$111]*[.$D38]/[.$D$111]" office:value-type="float" office:value="249.483045050327">
            <text:p>249,48</text:p>
          </table:table-cell>
          <table:table-cell table:style-name="ce6" table:formula="of:=[.C$111]*[.$D38]/[.$D$111]" office:value-type="float" office:value="230.516954949673">
            <text:p>230,52</text:p>
          </table:table-cell>
          <table:table-cell/>
          <table:table-cell table:style-name="ce6" table:formula="of:=([.B38]-[.$B$111])^2/[.$B$111]" office:value-type="float" office:value="79179.1356354976">
            <text:p>79179,14</text:p>
          </table:table-cell>
          <table:table-cell table:style-name="ce6" table:formula="of:=([.C38]-[.$C$111])^2/[.$C$111]" office:value-type="float" office:value="73357.4346605169">
            <text:p>73357,43</text:p>
          </table:table-cell>
        </table:table-row>
        <table:table-row table:style-name="ro2">
          <table:table-cell/>
          <table:table-cell table:style-name="ce2" office:value-type="float" office:value="735">
            <text:p>735</text:p>
          </table:table-cell>
          <table:table-cell table:style-name="ce2" office:value-type="float" office:value="934">
            <text:p>934</text:p>
          </table:table-cell>
          <table:table-cell table:style-name="ce3" table:formula="of:=SUM([.B62:.C62])" office:value-type="float" office:value="1669">
            <text:p>1669</text:p>
          </table:table-cell>
          <table:table-cell table:number-columns-repeated="6"/>
          <table:table-cell table:style-name="ce6" table:formula="of:=[.B$111]*[.$D39]/[.$D$111]" office:value-type="float" office:value="365.908466073813">
            <text:p>365,91</text:p>
          </table:table-cell>
          <table:table-cell table:style-name="ce6" table:formula="of:=[.C$111]*[.$D39]/[.$D$111]" office:value-type="float" office:value="338.091533926187">
            <text:p>338,09</text:p>
          </table:table-cell>
          <table:table-cell/>
          <table:table-cell table:style-name="ce6" table:formula="of:=([.B39]-[.$B$111])^2/[.$B$111]" office:value-type="float" office:value="79147.2595763349">
            <text:p>79147,26</text:p>
          </table:table-cell>
          <table:table-cell table:style-name="ce6" table:formula="of:=([.C39]-[.$C$111])^2/[.$C$111]" office:value-type="float" office:value="72943.0317303127">
            <text:p>72943,03</text:p>
          </table:table-cell>
        </table:table-row>
        <table:table-row table:style-name="ro2">
          <table:table-cell/>
          <table:table-cell table:style-name="ce2" office:value-type="float" office:value="592">
            <text:p>592</text:p>
          </table:table-cell>
          <table:table-cell table:style-name="ce2" office:value-type="float" office:value="1332">
            <text:p>1332</text:p>
          </table:table-cell>
          <table:table-cell table:style-name="ce3" table:formula="of:=SUM([.B63:.C63])" office:value-type="float" office:value="1924">
            <text:p>1924</text:p>
          </table:table-cell>
          <table:table-cell table:number-columns-repeated="6"/>
          <table:table-cell table:style-name="ce6" table:formula="of:=[.B$111]*[.$D40]/[.$D$111]" office:value-type="float" office:value="586.285155868269">
            <text:p>586,29</text:p>
          </table:table-cell>
          <table:table-cell table:style-name="ce6" table:formula="of:=[.C$111]*[.$D40]/[.$D$111]" office:value-type="float" office:value="541.714844131731">
            <text:p>541,71</text:p>
          </table:table-cell>
          <table:table-cell/>
          <table:table-cell table:style-name="ce6" table:formula="of:=([.B40]-[.$B$111])^2/[.$B$111]" office:value-type="float" office:value="78703.6550513913">
            <text:p>78703,66</text:p>
          </table:table-cell>
          <table:table-cell table:style-name="ce6" table:formula="of:=([.C40]-[.$C$111])^2/[.$C$111]" office:value-type="float" office:value="72543.6902801329">
            <text:p>72543,69</text:p>
          </table:table-cell>
        </table:table-row>
        <table:table-row table:style-name="ro2">
          <table:table-cell/>
          <table:table-cell table:style-name="ce2" office:value-type="float" office:value="518">
            <text:p>518</text:p>
          </table:table-cell>
          <table:table-cell table:style-name="ce2" office:value-type="float" office:value="1110">
            <text:p>1110</text:p>
          </table:table-cell>
          <table:table-cell table:style-name="ce3" table:formula="of:=SUM([.B64:.C64])" office:value-type="float" office:value="1628">
            <text:p>1628</text:p>
          </table:table-cell>
          <table:table-cell table:number-columns-repeated="6"/>
          <table:table-cell table:style-name="ce6" table:formula="of:=[.B$111]*[.$D41]/[.$D$111]" office:value-type="float" office:value="609.674191341737">
            <text:p>609,67</text:p>
          </table:table-cell>
          <table:table-cell table:style-name="ce6" table:formula="of:=[.C$111]*[.$D41]/[.$D$111]" office:value-type="float" office:value="563.325808658263">
            <text:p>563,33</text:p>
          </table:table-cell>
          <table:table-cell/>
          <table:table-cell table:style-name="ce6" table:formula="of:=([.B41]-[.$B$111])^2/[.$B$111]" office:value-type="float" office:value="78253.3738906994">
            <text:p>78253,37</text:p>
          </table:table-cell>
          <table:table-cell table:style-name="ce6" table:formula="of:=([.C41]-[.$C$111])^2/[.$C$111]" office:value-type="float" office:value="72905.2361256189">
            <text:p>72905,24</text:p>
          </table:table-cell>
        </table:table-row>
        <table:table-row table:style-name="ro2">
          <table:table-cell/>
          <table:table-cell table:style-name="ce2" office:value-type="float" office:value="439">
            <text:p>439</text:p>
          </table:table-cell>
          <table:table-cell table:style-name="ce2" office:value-type="float" office:value="246">
            <text:p>246</text:p>
          </table:table-cell>
          <table:table-cell table:style-name="ce3" table:formula="of:=SUM([.B65:.C65])" office:value-type="float" office:value="685">
            <text:p>685</text:p>
          </table:table-cell>
          <table:table-cell table:style-name="ce5"/>
          <table:table-cell table:number-columns-repeated="5"/>
          <table:table-cell table:style-name="ce6" table:formula="of:=[.B$111]*[.$D42]/[.$D$111]" office:value-type="float" office:value="846.683084139549">
            <text:p>846,68</text:p>
          </table:table-cell>
          <table:table-cell table:style-name="ce6" table:formula="of:=[.C$111]*[.$D42]/[.$D$111]" office:value-type="float" office:value="782.316915860451">
            <text:p>782,32</text:p>
          </table:table-cell>
          <table:table-cell/>
          <table:table-cell table:style-name="ce6" table:formula="of:=([.B42]-[.$B$111])^2/[.$B$111]" office:value-type="float" office:value="77893.2885560291">
            <text:p>77893,29</text:p>
          </table:table-cell>
          <table:table-cell table:style-name="ce6" table:formula="of:=([.C42]-[.$C$111])^2/[.$C$111]" office:value-type="float" office:value="72361.272807434">
            <text:p>72361,27</text:p>
          </table:table-cell>
        </table:table-row>
        <table:table-row table:style-name="ro2">
          <table:table-cell/>
          <table:table-cell table:style-name="ce2" office:value-type="float" office:value="292">
            <text:p>292</text:p>
          </table:table-cell>
          <table:table-cell table:style-name="ce2" office:value-type="float" office:value="441">
            <text:p>441</text:p>
          </table:table-cell>
          <table:table-cell table:style-name="ce3" table:formula="of:=SUM([.B66:.C66])" office:value-type="float" office:value="733">
            <text:p>733</text:p>
          </table:table-cell>
          <table:table-cell table:style-name="ce5"/>
          <table:table-cell table:number-columns-repeated="5"/>
          <table:table-cell table:style-name="ce6" table:formula="of:=[.B$111]*[.$D43]/[.$D$111]" office:value-type="float" office:value="973.503632040132">
            <text:p>973,5</text:p>
          </table:table-cell>
          <table:table-cell table:style-name="ce6" table:formula="of:=[.C$111]*[.$D43]/[.$D$111]" office:value-type="float" office:value="899.496367959868">
            <text:p>899,5</text:p>
          </table:table-cell>
          <table:table-cell/>
          <table:table-cell table:style-name="ce6" table:formula="of:=([.B43]-[.$B$111])^2/[.$B$111]" office:value-type="float" office:value="77536.0052644773">
            <text:p>77536,01</text:p>
          </table:table-cell>
          <table:table-cell table:style-name="ce6" table:formula="of:=([.C43]-[.$C$111])^2/[.$C$111]" office:value-type="float" office:value="72236.4889642542">
            <text:p>72236,49</text:p>
          </table:table-cell>
        </table:table-row>
        <table:table-row table:style-name="ro2">
          <table:table-cell/>
          <table:table-cell table:style-name="ce2" office:value-type="float" office:value="572">
            <text:p>572</text:p>
          </table:table-cell>
          <table:table-cell table:style-name="ce2" office:value-type="float" office:value="623">
            <text:p>623</text:p>
          </table:table-cell>
          <table:table-cell table:style-name="ce3" table:formula="of:=SUM([.B67:.C67])" office:value-type="float" office:value="1195">
            <text:p>1195</text:p>
          </table:table-cell>
          <table:table-cell table:style-name="ce5"/>
          <table:table-cell table:number-columns-repeated="5"/>
          <table:table-cell table:style-name="ce6" table:formula="of:=[.B$111]*[.$D44]/[.$D$111]" office:value-type="float" office:value="1060.30294146389">
            <text:p>1060,3</text:p>
          </table:table-cell>
          <table:table-cell table:style-name="ce6" table:formula="of:=[.C$111]*[.$D44]/[.$D$111]" office:value-type="float" office:value="979.697058536109">
            <text:p>979,7</text:p>
          </table:table-cell>
          <table:table-cell/>
          <table:table-cell table:style-name="ce6" table:formula="of:=([.B44]-[.$B$111])^2/[.$B$111]" office:value-type="float" office:value="77709.6094760592">
            <text:p>77709,61</text:p>
          </table:table-cell>
          <table:table-cell table:style-name="ce6" table:formula="of:=([.C44]-[.$C$111])^2/[.$C$111]" office:value-type="float" office:value="71732.5115512447">
            <text:p>71732,51</text:p>
          </table:table-cell>
        </table:table-row>
        <table:table-row table:style-name="ro2">
          <table:table-cell/>
          <table:table-cell table:style-name="ce2" office:value-type="float" office:value="743">
            <text:p>743</text:p>
          </table:table-cell>
          <table:table-cell table:style-name="ce2" office:value-type="float" office:value="245">
            <text:p>245</text:p>
          </table:table-cell>
          <table:table-cell table:style-name="ce3" table:formula="of:=SUM([.B68:.C68])" office:value-type="float" office:value="988">
            <text:p>988</text:p>
          </table:table-cell>
          <table:table-cell table:style-name="ce5"/>
          <table:table-cell table:number-columns-repeated="5"/>
          <table:table-cell table:style-name="ce6" table:formula="of:=[.B$111]*[.$D45]/[.$D$111]" office:value-type="float" office:value="1091.48832209518">
            <text:p>1091,49</text:p>
          </table:table-cell>
          <table:table-cell table:style-name="ce6" table:formula="of:=[.C$111]*[.$D45]/[.$D$111]" office:value-type="float" office:value="1008.51167790482">
            <text:p>1008,51</text:p>
          </table:table-cell>
          <table:table-cell/>
          <table:table-cell table:style-name="ce6" table:formula="of:=([.B45]-[.$B$111])^2/[.$B$111]" office:value-type="float" office:value="77528.1187766358">
            <text:p>77528,12</text:p>
          </table:table-cell>
          <table:table-cell table:style-name="ce6" table:formula="of:=([.C45]-[.$C$111])^2/[.$C$111]" office:value-type="float" office:value="71795.6589703588">
            <text:p>71795,66</text:p>
          </table:table-cell>
        </table:table-row>
        <table:table-row table:style-name="ro2">
          <table:table-cell/>
          <table:table-cell table:style-name="ce2" office:value-type="float" office:value="998">
            <text:p>998</text:p>
          </table:table-cell>
          <table:table-cell table:style-name="ce2" office:value-type="float" office:value="377">
            <text:p>377</text:p>
          </table:table-cell>
          <table:table-cell table:style-name="ce3" table:formula="of:=SUM([.B69:.C69])" office:value-type="float" office:value="1375">
            <text:p>1375</text:p>
          </table:table-cell>
          <table:table-cell table:style-name="ce5"/>
          <table:table-cell table:number-columns-repeated="5"/>
          <table:table-cell table:style-name="ce6" table:formula="of:=[.B$111]*[.$D46]/[.$D$111]" office:value-type="float" office:value="1047.82878921138">
            <text:p>1047,83</text:p>
          </table:table-cell>
          <table:table-cell table:style-name="ce6" table:formula="of:=[.C$111]*[.$D46]/[.$D$111]" office:value-type="float" office:value="968.171210788625">
            <text:p>968,17</text:p>
          </table:table-cell>
          <table:table-cell/>
          <table:table-cell table:style-name="ce6" table:formula="of:=([.B46]-[.$B$111])^2/[.$B$111]" office:value-type="float" office:value="78618.2603284031">
            <text:p>78618,26</text:p>
          </table:table-cell>
          <table:table-cell table:style-name="ce6" table:formula="of:=([.C46]-[.$C$111])^2/[.$C$111]" office:value-type="float" office:value="70876.8571389812">
            <text:p>70876,86</text:p>
          </table:table-cell>
        </table:table-row>
        <table:table-row table:style-name="ro2">
          <table:table-cell/>
          <table:table-cell table:style-name="ce2" office:value-type="float" office:value="945">
            <text:p>945</text:p>
          </table:table-cell>
          <table:table-cell table:style-name="ce2" office:value-type="float" office:value="372">
            <text:p>372</text:p>
          </table:table-cell>
          <table:table-cell table:style-name="ce3" table:formula="of:=SUM([.B70:.C70])" office:value-type="float" office:value="1317">
            <text:p>1317</text:p>
          </table:table-cell>
          <table:table-cell table:number-columns-repeated="6"/>
          <table:table-cell table:style-name="ce6" table:formula="of:=[.B$111]*[.$D47]/[.$D$111]" office:value-type="float" office:value="291.063552558715">
            <text:p>291,06</text:p>
          </table:table-cell>
          <table:table-cell table:style-name="ce6" table:formula="of:=[.C$111]*[.$D47]/[.$D$111]" office:value-type="float" office:value="268.936447441285">
            <text:p>268,94</text:p>
          </table:table-cell>
          <table:table-cell/>
          <table:table-cell table:style-name="ce6" table:formula="of:=([.B47]-[.$B$111])^2/[.$B$111]" office:value-type="float" office:value="78962.107044372">
            <text:p>78962,11</text:p>
          </table:table-cell>
          <table:table-cell table:style-name="ce6" table:formula="of:=([.C47]-[.$C$111])^2/[.$C$111]" office:value-type="float" office:value="73415.3052296005">
            <text:p>73415,31</text:p>
          </table:table-cell>
        </table:table-row>
        <table:table-row table:style-name="ro2">
          <table:table-cell/>
          <table:table-cell table:style-name="ce2" office:value-type="float" office:value="1359">
            <text:p>1359</text:p>
          </table:table-cell>
          <table:table-cell table:style-name="ce2" office:value-type="float" office:value="506">
            <text:p>506</text:p>
          </table:table-cell>
          <table:table-cell table:style-name="ce3" table:formula="of:=SUM([.B71:.C71])" office:value-type="float" office:value="1865">
            <text:p>1865</text:p>
          </table:table-cell>
          <table:table-cell table:number-columns-repeated="6"/>
          <table:table-cell table:style-name="ce6" table:formula="of:=[.B$111]*[.$D48]/[.$D$111]" office:value-type="float" office:value="388.777745203427">
            <text:p>388,78</text:p>
          </table:table-cell>
          <table:table-cell table:style-name="ce6" table:formula="of:=[.C$111]*[.$D48]/[.$D$111]" office:value-type="float" office:value="359.222254796573">
            <text:p>359,22</text:p>
          </table:table-cell>
          <table:table-cell/>
          <table:table-cell table:style-name="ce6" table:formula="of:=([.B48]-[.$B$111])^2/[.$B$111]" office:value-type="float" office:value="79288.7585359739">
            <text:p>79288,76</text:p>
          </table:table-cell>
          <table:table-cell table:style-name="ce6" table:formula="of:=([.C48]-[.$C$111])^2/[.$C$111]" office:value-type="float" office:value="72714.4186257885">
            <text:p>72714,42</text:p>
          </table:table-cell>
        </table:table-row>
        <table:table-row table:style-name="ro2">
          <table:table-cell/>
          <table:table-cell table:style-name="ce2" office:value-type="float" office:value="540">
            <text:p>540</text:p>
          </table:table-cell>
          <table:table-cell table:style-name="ce2" office:value-type="float" office:value="395">
            <text:p>395</text:p>
          </table:table-cell>
          <table:table-cell table:style-name="ce3" table:formula="of:=SUM([.B72:.C72])" office:value-type="float" office:value="935">
            <text:p>935</text:p>
          </table:table-cell>
          <table:table-cell table:number-columns-repeated="6"/>
          <table:table-cell table:style-name="ce6" table:formula="of:=[.B$111]*[.$D49]/[.$D$111]" office:value-type="float" office:value="542.105866640607">
            <text:p>542,11</text:p>
          </table:table-cell>
          <table:table-cell table:style-name="ce6" table:formula="of:=[.C$111]*[.$D49]/[.$D$111]" office:value-type="float" office:value="500.894133359393">
            <text:p>500,89</text:p>
          </table:table-cell>
          <table:table-cell/>
          <table:table-cell table:style-name="ce6" table:formula="of:=([.B49]-[.$B$111])^2/[.$B$111]" office:value-type="float" office:value="78580.5425419905">
            <text:p>78580,54</text:p>
          </table:table-cell>
          <table:table-cell table:style-name="ce6" table:formula="of:=([.C49]-[.$C$111])^2/[.$C$111]" office:value-type="float" office:value="72835.6382825748">
            <text:p>72835,64</text:p>
          </table:table-cell>
        </table:table-row>
        <table:table-row table:style-name="ro2">
          <table:table-cell/>
          <table:table-cell table:style-name="ce2" office:value-type="float" office:value="284">
            <text:p>284</text:p>
          </table:table-cell>
          <table:table-cell table:style-name="ce2" office:value-type="float" office:value="854">
            <text:p>854</text:p>
          </table:table-cell>
          <table:table-cell table:style-name="ce3" table:formula="of:=SUM([.B73:.C73])" office:value-type="float" office:value="1138">
            <text:p>1138</text:p>
          </table:table-cell>
          <table:table-cell table:number-columns-repeated="6"/>
          <table:table-cell table:style-name="ce6" table:formula="of:=[.B$111]*[.$D50]/[.$D$111]" office:value-type="float" office:value="628.905176064367">
            <text:p>628,91</text:p>
          </table:table-cell>
          <table:table-cell table:style-name="ce6" table:formula="of:=[.C$111]*[.$D50]/[.$D$111]" office:value-type="float" office:value="581.094823935633">
            <text:p>581,09</text:p>
          </table:table-cell>
          <table:table-cell/>
          <table:table-cell table:style-name="ce6" table:formula="of:=([.B50]-[.$B$111])^2/[.$B$111]" office:value-type="float" office:value="78009.9285535222">
            <text:p>78009,93</text:p>
          </table:table-cell>
          <table:table-cell table:style-name="ce6" table:formula="of:=([.C50]-[.$C$111])^2/[.$C$111]" office:value-type="float" office:value="73076.3891338262">
            <text:p>73076,39</text:p>
          </table:table-cell>
        </table:table-row>
        <table:table-row table:style-name="ro2">
          <table:table-cell/>
          <table:table-cell table:style-name="ce2" office:value-type="float" office:value="506">
            <text:p>506</text:p>
          </table:table-cell>
          <table:table-cell table:style-name="ce2" office:value-type="float" office:value="316">
            <text:p>316</text:p>
          </table:table-cell>
          <table:table-cell table:style-name="ce3" table:formula="of:=SUM([.B74:.C74])" office:value-type="float" office:value="822">
            <text:p>822</text:p>
          </table:table-cell>
          <table:table-cell table:number-columns-repeated="6"/>
          <table:table-cell table:style-name="ce6" table:formula="of:=[.B$111]*[.$D51]/[.$D$111]" office:value-type="float" office:value="1047.30903286752">
            <text:p>1047,31</text:p>
          </table:table-cell>
          <table:table-cell table:style-name="ce6" table:formula="of:=[.C$111]*[.$D51]/[.$D$111]" office:value-type="float" office:value="967.69096713248">
            <text:p>967,69</text:p>
          </table:table-cell>
          <table:table-cell/>
          <table:table-cell table:style-name="ce6" table:formula="of:=([.B51]-[.$B$111])^2/[.$B$111]" office:value-type="float" office:value="76880.8283905741">
            <text:p>76880,83</text:p>
          </table:table-cell>
          <table:table-cell table:style-name="ce6" table:formula="of:=([.C51]-[.$C$111])^2/[.$C$111]" office:value-type="float" office:value="72615.1335413417">
            <text:p>72615,13</text:p>
          </table:table-cell>
        </table:table-row>
        <table:table-row table:style-name="ro2">
          <table:table-cell/>
          <table:table-cell table:style-name="ce2" office:value-type="float" office:value="211">
            <text:p>211</text:p>
          </table:table-cell>
          <table:table-cell table:style-name="ce2" office:value-type="float" office:value="279">
            <text:p>279</text:p>
          </table:table-cell>
          <table:table-cell table:style-name="ce3" table:formula="of:=SUM([.B75:.C75])" office:value-type="float" office:value="490">
            <text:p>490</text:p>
          </table:table-cell>
          <table:table-cell table:number-columns-repeated="6"/>
          <table:table-cell table:style-name="ce6" table:formula="of:=[.B$111]*[.$D52]/[.$D$111]" office:value-type="float" office:value="1103.44271800384">
            <text:p>1103,44</text:p>
          </table:table-cell>
          <table:table-cell table:style-name="ce6" table:formula="of:=[.C$111]*[.$D52]/[.$D$111]" office:value-type="float" office:value="1019.55728199616">
            <text:p>1019,56</text:p>
          </table:table-cell>
          <table:table-cell/>
          <table:table-cell table:style-name="ce6" table:formula="of:=([.B52]-[.$B$111])^2/[.$B$111]" office:value-type="float" office:value="77476.866382552">
            <text:p>77476,87</text:p>
          </table:table-cell>
          <table:table-cell table:style-name="ce6" table:formula="of:=([.C52]-[.$C$111])^2/[.$C$111]" office:value-type="float" office:value="71801.5804653056">
            <text:p>71801,58</text:p>
          </table:table-cell>
        </table:table-row>
        <table:table-row table:style-name="ro2">
          <table:table-cell/>
          <table:table-cell table:style-name="ce2" office:value-type="float" office:value="663">
            <text:p>663</text:p>
          </table:table-cell>
          <table:table-cell table:style-name="ce2" office:value-type="float" office:value="806">
            <text:p>806</text:p>
          </table:table-cell>
          <table:table-cell table:style-name="ce3" table:formula="of:=SUM([.B76:.C76])" office:value-type="float" office:value="1469">
            <text:p>1469</text:p>
          </table:table-cell>
          <table:table-cell table:number-columns-repeated="6"/>
          <table:table-cell table:style-name="ce6" table:formula="of:=[.B$111]*[.$D53]/[.$D$111]" office:value-type="float" office:value="1174.1295807681">
            <text:p>1174,13</text:p>
          </table:table-cell>
          <table:table-cell table:style-name="ce6" table:formula="of:=[.C$111]*[.$D53]/[.$D$111]" office:value-type="float" office:value="1084.8704192319">
            <text:p>1084,87</text:p>
          </table:table-cell>
          <table:table-cell/>
          <table:table-cell table:style-name="ce6" table:formula="of:=([.B53]-[.$B$111])^2/[.$B$111]" office:value-type="float" office:value="77839.9400350965">
            <text:p>77839,94</text:p>
          </table:table-cell>
          <table:table-cell table:style-name="ce6" table:formula="of:=([.C53]-[.$C$111])^2/[.$C$111]" office:value-type="float" office:value="71171.3304483484">
            <text:p>71171,33</text:p>
          </table:table-cell>
        </table:table-row>
        <table:table-row table:style-name="ro2">
          <table:table-cell/>
          <table:table-cell table:style-name="ce2" office:value-type="float" office:value="996">
            <text:p>996</text:p>
          </table:table-cell>
          <table:table-cell table:style-name="ce2" office:value-type="float" office:value="325">
            <text:p>325</text:p>
          </table:table-cell>
          <table:table-cell table:style-name="ce3" table:formula="of:=SUM([.B77:.C77])" office:value-type="float" office:value="1321">
            <text:p>1321</text:p>
          </table:table-cell>
          <table:table-cell table:number-columns-repeated="6"/>
          <table:table-cell table:style-name="ce6" table:formula="of:=[.B$111]*[.$D54]/[.$D$111]" office:value-type="float" office:value="980.7802208541">
            <text:p>980,78</text:p>
          </table:table-cell>
          <table:table-cell table:style-name="ce6" table:formula="of:=[.C$111]*[.$D54]/[.$D$111]" office:value-type="float" office:value="906.2197791459">
            <text:p>906,22</text:p>
          </table:table-cell>
          <table:table-cell/>
          <table:table-cell table:style-name="ce6" table:formula="of:=([.B54]-[.$B$111])^2/[.$B$111]" office:value-type="float" office:value="78380.1946477814">
            <text:p>78380,19</text:p>
          </table:table-cell>
          <table:table-cell table:style-name="ce6" table:formula="of:=([.C54]-[.$C$111])^2/[.$C$111]" office:value-type="float" office:value="71366.017242081">
            <text:p>71366,02</text:p>
          </table:table-cell>
        </table:table-row>
        <table:table-row table:style-name="ro2">
          <table:table-cell/>
          <table:table-cell table:style-name="ce2" office:value-type="float" office:value="1271">
            <text:p>1271</text:p>
          </table:table-cell>
          <table:table-cell table:style-name="ce2" office:value-type="float" office:value="401">
            <text:p>401</text:p>
          </table:table-cell>
          <table:table-cell table:style-name="ce3" table:formula="of:=SUM([.B78:.C78])" office:value-type="float" office:value="1672">
            <text:p>1672</text:p>
          </table:table-cell>
          <table:table-cell table:number-columns-repeated="6"/>
          <table:table-cell table:style-name="ce6" table:formula="of:=[.B$111]*[.$D55]/[.$D$111]" office:value-type="float" office:value="844.084302420274">
            <text:p>844,08</text:p>
          </table:table-cell>
          <table:table-cell table:style-name="ce6" table:formula="of:=[.C$111]*[.$D55]/[.$D$111]" office:value-type="float" office:value="779.915697579726">
            <text:p>779,92</text:p>
          </table:table-cell>
          <table:table-cell/>
          <table:table-cell table:style-name="ce6" table:formula="of:=([.B55]-[.$B$111])^2/[.$B$111]" office:value-type="float" office:value="78263.2780646779">
            <text:p>78263,28</text:p>
          </table:table-cell>
          <table:table-cell table:style-name="ce6" table:formula="of:=([.C55]-[.$C$111])^2/[.$C$111]" office:value-type="float" office:value="72001.0799565896">
            <text:p>72001,08</text:p>
          </table:table-cell>
        </table:table-row>
        <table:table-row table:style-name="ro2">
          <table:table-cell/>
          <table:table-cell table:style-name="ce2" office:value-type="float" office:value="1127">
            <text:p>1127</text:p>
          </table:table-cell>
          <table:table-cell table:style-name="ce2" office:value-type="float" office:value="788">
            <text:p>788</text:p>
          </table:table-cell>
          <table:table-cell table:style-name="ce3" table:formula="of:=SUM([.B79:.C79])" office:value-type="float" office:value="1915">
            <text:p>1915</text:p>
          </table:table-cell>
          <table:table-cell table:number-columns-repeated="6"/>
          <table:table-cell table:style-name="ce6" table:formula="of:=[.B$111]*[.$D56]/[.$D$111]" office:value-type="float" office:value="388.257988859572">
            <text:p>388,26</text:p>
          </table:table-cell>
          <table:table-cell table:style-name="ce6" table:formula="of:=[.C$111]*[.$D56]/[.$D$111]" office:value-type="float" office:value="358.742011140428">
            <text:p>358,74</text:p>
          </table:table-cell>
          <table:table-cell/>
          <table:table-cell table:style-name="ce6" table:formula="of:=([.B56]-[.$B$111])^2/[.$B$111]" office:value-type="float" office:value="78942.2110804713">
            <text:p>78942,21</text:p>
          </table:table-cell>
          <table:table-cell table:style-name="ce6" table:formula="of:=([.C56]-[.$C$111])^2/[.$C$111]" office:value-type="float" office:value="73062.4505731534">
            <text:p>73062,45</text:p>
          </table:table-cell>
        </table:table-row>
        <table:table-row table:style-name="ro2">
          <table:table-cell/>
          <table:table-cell table:style-name="ce2" office:value-type="float" office:value="814">
            <text:p>814</text:p>
          </table:table-cell>
          <table:table-cell table:style-name="ce2" office:value-type="float" office:value="569">
            <text:p>569</text:p>
          </table:table-cell>
          <table:table-cell table:style-name="ce3" table:formula="of:=SUM([.B80:.C80])" office:value-type="float" office:value="1383">
            <text:p>1383</text:p>
          </table:table-cell>
          <table:table-cell table:number-columns-repeated="6"/>
          <table:table-cell table:style-name="ce6" table:formula="of:=[.B$111]*[.$D57]/[.$D$111]" office:value-type="float" office:value="438.674354213492">
            <text:p>438,67</text:p>
          </table:table-cell>
          <table:table-cell table:style-name="ce6" table:formula="of:=[.C$111]*[.$D57]/[.$D$111]" office:value-type="float" office:value="405.325645786508">
            <text:p>405,33</text:p>
          </table:table-cell>
          <table:table-cell/>
          <table:table-cell table:style-name="ce6" table:formula="of:=([.B57]-[.$B$111])^2/[.$B$111]" office:value-type="float" office:value="79318.6688518426">
            <text:p>79318,67</text:p>
          </table:table-cell>
          <table:table-cell table:style-name="ce6" table:formula="of:=([.C57]-[.$C$111])^2/[.$C$111]" office:value-type="float" office:value="72494.0975920776">
            <text:p>72494,1</text:p>
          </table:table-cell>
        </table:table-row>
        <table:table-row table:style-name="ro2">
          <table:table-cell/>
          <table:table-cell table:style-name="ce2" office:value-type="float" office:value="198">
            <text:p>198</text:p>
          </table:table-cell>
          <table:table-cell table:style-name="ce2" office:value-type="float" office:value="971">
            <text:p>971</text:p>
          </table:table-cell>
          <table:table-cell table:style-name="ce3" table:formula="of:=SUM([.B81:.C81])" office:value-type="float" office:value="1169">
            <text:p>1169</text:p>
          </table:table-cell>
          <table:table-cell table:number-columns-repeated="6"/>
          <table:table-cell table:style-name="ce6" table:formula="of:=[.B$111]*[.$D58]/[.$D$111]" office:value-type="float" office:value="593.561744682237">
            <text:p>593,56</text:p>
          </table:table-cell>
          <table:table-cell table:style-name="ce6" table:formula="of:=[.C$111]*[.$D58]/[.$D$111]" office:value-type="float" office:value="548.438255317763">
            <text:p>548,44</text:p>
          </table:table-cell>
          <table:table-cell/>
          <table:table-cell table:style-name="ce6" table:formula="of:=([.B58]-[.$B$111])^2/[.$B$111]" office:value-type="float" office:value="78761.2730132865">
            <text:p>78761,27</text:p>
          </table:table-cell>
          <table:table-cell table:style-name="ce6" table:formula="of:=([.C58]-[.$C$111])^2/[.$C$111]" office:value-type="float" office:value="72458.401356576">
            <text:p>72458,4</text:p>
          </table:table-cell>
        </table:table-row>
        <table:table-row table:style-name="ro2">
          <table:table-cell/>
          <table:table-cell table:style-name="ce2" office:value-type="float" office:value="287">
            <text:p>287</text:p>
          </table:table-cell>
          <table:table-cell table:style-name="ce2" office:value-type="float" office:value="608">
            <text:p>608</text:p>
          </table:table-cell>
          <table:table-cell table:style-name="ce3" table:formula="of:=SUM([.B82:.C82])" office:value-type="float" office:value="895">
            <text:p>895</text:p>
          </table:table-cell>
          <table:table-cell table:number-columns-repeated="6"/>
          <table:table-cell table:style-name="ce6" table:formula="of:=[.B$111]*[.$D59]/[.$D$111]" office:value-type="float" office:value="479.215349034171">
            <text:p>479,22</text:p>
          </table:table-cell>
          <table:table-cell table:style-name="ce6" table:formula="of:=[.C$111]*[.$D59]/[.$D$111]" office:value-type="float" office:value="442.78465096583">
            <text:p>442,78</text:p>
          </table:table-cell>
          <table:table-cell/>
          <table:table-cell table:style-name="ce6" table:formula="of:=([.B59]-[.$B$111])^2/[.$B$111]" office:value-type="float" office:value="78427.7789044873">
            <text:p>78427,78</text:p>
          </table:table-cell>
          <table:table-cell table:style-name="ce6" table:formula="of:=([.C59]-[.$C$111])^2/[.$C$111]" office:value-type="float" office:value="73229.8010445635">
            <text:p>73229,8</text:p>
          </table:table-cell>
        </table:table-row>
        <table:table-row table:style-name="ro2">
          <table:table-cell/>
          <table:table-cell table:style-name="ce2" office:value-type="float" office:value="457">
            <text:p>457</text:p>
          </table:table-cell>
          <table:table-cell table:style-name="ce2" office:value-type="float" office:value="253">
            <text:p>253</text:p>
          </table:table-cell>
          <table:table-cell table:style-name="ce3" table:formula="of:=SUM([.B83:.C83])" office:value-type="float" office:value="710">
            <text:p>710</text:p>
          </table:table-cell>
          <table:table-cell table:number-columns-repeated="6"/>
          <table:table-cell table:style-name="ce6" table:formula="of:=[.B$111]*[.$D60]/[.$D$111]" office:value-type="float" office:value="1077.97465715496">
            <text:p>1077,97</text:p>
          </table:table-cell>
          <table:table-cell table:style-name="ce6" table:formula="of:=[.C$111]*[.$D60]/[.$D$111]" office:value-type="float" office:value="996.025342845044">
            <text:p>996,03</text:p>
          </table:table-cell>
          <table:table-cell/>
          <table:table-cell table:style-name="ce6" table:formula="of:=([.B60]-[.$B$111])^2/[.$B$111]" office:value-type="float" office:value="77185.4447731261">
            <text:p>77185,44</text:p>
          </table:table-cell>
          <table:table-cell table:style-name="ce6" table:formula="of:=([.C60]-[.$C$111])^2/[.$C$111]" office:value-type="float" office:value="72190.9597910873">
            <text:p>72190,96</text:p>
          </table:table-cell>
        </table:table-row>
        <table:table-row table:style-name="ro2">
          <table:table-cell/>
          <table:table-cell table:style-name="ce2" office:value-type="float" office:value="293">
            <text:p>293</text:p>
          </table:table-cell>
          <table:table-cell table:style-name="ce2" office:value-type="float" office:value="280">
            <text:p>280</text:p>
          </table:table-cell>
          <table:table-cell table:style-name="ce3" table:formula="of:=SUM([.B84:.C84])" office:value-type="float" office:value="573">
            <text:p>573</text:p>
          </table:table-cell>
          <table:table-cell table:number-columns-repeated="6"/>
          <table:table-cell table:style-name="ce6" table:formula="of:=[.B$111]*[.$D61]/[.$D$111]" office:value-type="float" office:value="994.81364213818">
            <text:p>994,81</text:p>
          </table:table-cell>
          <table:table-cell table:style-name="ce6" table:formula="of:=[.C$111]*[.$D61]/[.$D$111]" office:value-type="float" office:value="919.18635786182">
            <text:p>919,19</text:p>
          </table:table-cell>
          <table:table-cell/>
          <table:table-cell table:style-name="ce6" table:formula="of:=([.B61]-[.$B$111])^2/[.$B$111]" office:value-type="float" office:value="78094.992341439">
            <text:p>78094,99</text:p>
          </table:table-cell>
          <table:table-cell table:style-name="ce6" table:formula="of:=([.C61]-[.$C$111])^2/[.$C$111]" office:value-type="float" office:value="71596.4444685614">
            <text:p>71596,44</text:p>
          </table:table-cell>
        </table:table-row>
        <table:table-row table:style-name="ro2">
          <table:table-cell/>
          <table:table-cell table:style-name="ce2" office:value-type="float" office:value="835">
            <text:p>835</text:p>
          </table:table-cell>
          <table:table-cell table:style-name="ce2" office:value-type="float" office:value="549">
            <text:p>549</text:p>
          </table:table-cell>
          <table:table-cell table:style-name="ce3" table:formula="of:=SUM([.B85:.C85])" office:value-type="float" office:value="1384">
            <text:p>1384</text:p>
          </table:table-cell>
          <table:table-cell table:number-columns-repeated="6"/>
          <table:table-cell table:style-name="ce6" table:formula="of:=[.B$111]*[.$D62]/[.$D$111]" office:value-type="float" office:value="867.473337893743">
            <text:p>867,47</text:p>
          </table:table-cell>
          <table:table-cell table:style-name="ce6" table:formula="of:=[.C$111]*[.$D62]/[.$D$111]" office:value-type="float" office:value="801.526662106257">
            <text:p>801,53</text:p>
          </table:table-cell>
          <table:table-cell/>
          <table:table-cell table:style-name="ce6" table:formula="of:=([.B62]-[.$B$111])^2/[.$B$111]" office:value-type="float" office:value="78316.7714339433">
            <text:p>78316,77</text:p>
          </table:table-cell>
          <table:table-cell table:style-name="ce6" table:formula="of:=([.C62]-[.$C$111])^2/[.$C$111]" office:value-type="float" office:value="71858.8341721495">
            <text:p>71858,83</text:p>
          </table:table-cell>
        </table:table-row>
        <table:table-row table:style-name="ro2">
          <table:table-cell/>
          <table:table-cell table:style-name="ce2" office:value-type="float" office:value="1067">
            <text:p>1067</text:p>
          </table:table-cell>
          <table:table-cell table:style-name="ce2" office:value-type="float" office:value="300">
            <text:p>300</text:p>
          </table:table-cell>
          <table:table-cell table:style-name="ce3" table:formula="of:=SUM([.B86:.C86])" office:value-type="float" office:value="1367">
            <text:p>1367</text:p>
          </table:table-cell>
          <table:table-cell table:number-columns-repeated="6"/>
          <table:table-cell table:style-name="ce6" table:formula="of:=[.B$111]*[.$D63]/[.$D$111]" office:value-type="float" office:value="1000.01120557673">
            <text:p>1000,01</text:p>
          </table:table-cell>
          <table:table-cell table:style-name="ce6" table:formula="of:=[.C$111]*[.$D63]/[.$D$111]" office:value-type="float" office:value="923.988794423271">
            <text:p>923,99</text:p>
          </table:table-cell>
          <table:table-cell/>
          <table:table-cell table:style-name="ce6" table:formula="of:=([.B63]-[.$B$111])^2/[.$B$111]" office:value-type="float" office:value="78600.3928804212">
            <text:p>78600,39</text:p>
          </table:table-cell>
          <table:table-cell table:style-name="ce6" table:formula="of:=([.C63]-[.$C$111])^2/[.$C$111]" office:value-type="float" office:value="71075.0686970088">
            <text:p>71075,07</text:p>
          </table:table-cell>
        </table:table-row>
        <table:table-row table:style-name="ro2">
          <table:table-cell/>
          <table:table-cell table:style-name="ce2" office:value-type="float" office:value="990">
            <text:p>990</text:p>
          </table:table-cell>
          <table:table-cell table:style-name="ce2" office:value-type="float" office:value="493">
            <text:p>493</text:p>
          </table:table-cell>
          <table:table-cell table:style-name="ce3" table:formula="of:=SUM([.B87:.C87])" office:value-type="float" office:value="1483">
            <text:p>1483</text:p>
          </table:table-cell>
          <table:table-cell table:number-columns-repeated="6"/>
          <table:table-cell table:style-name="ce6" table:formula="of:=[.B$111]*[.$D64]/[.$D$111]" office:value-type="float" office:value="846.163327795694">
            <text:p>846,16</text:p>
          </table:table-cell>
          <table:table-cell table:style-name="ce6" table:formula="of:=[.C$111]*[.$D64]/[.$D$111]" office:value-type="float" office:value="781.836672204306">
            <text:p>781,84</text:p>
          </table:table-cell>
          <table:table-cell/>
          <table:table-cell table:style-name="ce6" table:formula="of:=([.B64]-[.$B$111])^2/[.$B$111]" office:value-type="float" office:value="78747.3632990724">
            <text:p>78747,36</text:p>
          </table:table-cell>
          <table:table-cell table:style-name="ce6" table:formula="of:=([.C64]-[.$C$111])^2/[.$C$111]" office:value-type="float" office:value="71511.7143729227">
            <text:p>71511,71</text:p>
          </table:table-cell>
        </table:table-row>
        <table:table-row table:style-name="ro2">
          <table:table-cell/>
          <table:table-cell table:style-name="ce2" office:value-type="float" office:value="1204">
            <text:p>1204</text:p>
          </table:table-cell>
          <table:table-cell table:style-name="ce2" office:value-type="float" office:value="924">
            <text:p>924</text:p>
          </table:table-cell>
          <table:table-cell table:style-name="ce3" table:formula="of:=SUM([.B88:.C88])" office:value-type="float" office:value="2128">
            <text:p>2128</text:p>
          </table:table-cell>
          <table:table-cell table:number-columns-repeated="6"/>
          <table:table-cell table:style-name="ce6" table:formula="of:=[.B$111]*[.$D65]/[.$D$111]" office:value-type="float" office:value="356.033095540571">
            <text:p>356,03</text:p>
          </table:table-cell>
          <table:table-cell table:style-name="ce6" table:formula="of:=[.C$111]*[.$D65]/[.$D$111]" office:value-type="float" office:value="328.966904459429">
            <text:p>328,97</text:p>
          </table:table-cell>
          <table:table-cell/>
          <table:table-cell table:style-name="ce6" table:formula="of:=([.B65]-[.$B$111])^2/[.$B$111]" office:value-type="float" office:value="78904.4156555528">
            <text:p>78904,42</text:p>
          </table:table-cell>
          <table:table-cell table:style-name="ce6" table:formula="of:=([.C65]-[.$C$111])^2/[.$C$111]" office:value-type="float" office:value="73223.8209455335">
            <text:p>73223,82</text:p>
          </table:table-cell>
        </table:table-row>
        <table:table-row table:style-name="ro2">
          <table:table-cell/>
          <table:table-cell table:style-name="ce2" office:value-type="float" office:value="1109">
            <text:p>1109</text:p>
          </table:table-cell>
          <table:table-cell table:style-name="ce2" office:value-type="float" office:value="1139">
            <text:p>1139</text:p>
          </table:table-cell>
          <table:table-cell table:style-name="ce3" table:formula="of:=SUM([.B89:.C89])" office:value-type="float" office:value="2248">
            <text:p>2248</text:p>
          </table:table-cell>
          <table:table-cell table:number-columns-repeated="6"/>
          <table:table-cell table:style-name="ce6" table:formula="of:=[.B$111]*[.$D66]/[.$D$111]" office:value-type="float" office:value="380.981400045604">
            <text:p>380,98</text:p>
          </table:table-cell>
          <table:table-cell table:style-name="ce6" table:formula="of:=[.C$111]*[.$D66]/[.$D$111]" office:value-type="float" office:value="352.018599954396">
            <text:p>352,02</text:p>
          </table:table-cell>
          <table:table-cell/>
          <table:table-cell table:style-name="ce6" table:formula="of:=([.B66]-[.$B$111])^2/[.$B$111]" office:value-type="float" office:value="79197.0687390324">
            <text:p>79197,07</text:p>
          </table:table-cell>
          <table:table-cell table:style-name="ce6" table:formula="of:=([.C66]-[.$C$111])^2/[.$C$111]" office:value-type="float" office:value="72835.6382825748">
            <text:p>72835,64</text:p>
          </table:table-cell>
        </table:table-row>
        <table:table-row table:style-name="ro2">
          <table:table-cell/>
          <table:table-cell table:style-name="ce2" office:value-type="float" office:value="583">
            <text:p>583</text:p>
          </table:table-cell>
          <table:table-cell table:style-name="ce2" office:value-type="float" office:value="910">
            <text:p>910</text:p>
          </table:table-cell>
          <table:table-cell table:style-name="ce3" table:formula="of:=SUM([.B90:.C90])" office:value-type="float" office:value="1493">
            <text:p>1493</text:p>
          </table:table-cell>
          <table:table-cell table:number-columns-repeated="6"/>
          <table:table-cell table:style-name="ce6" table:formula="of:=[.B$111]*[.$D67]/[.$D$111]" office:value-type="float" office:value="621.108830906544">
            <text:p>621,11</text:p>
          </table:table-cell>
          <table:table-cell table:style-name="ce6" table:formula="of:=[.C$111]*[.$D67]/[.$D$111]" office:value-type="float" office:value="573.891169093456">
            <text:p>573,89</text:p>
          </table:table-cell>
          <table:table-cell/>
          <table:table-cell table:style-name="ce6" table:formula="of:=([.B67]-[.$B$111])^2/[.$B$111]" office:value-type="float" office:value="78640.1010779644">
            <text:p>78640,1</text:p>
          </table:table-cell>
          <table:table-cell table:style-name="ce6" table:formula="of:=([.C67]-[.$C$111])^2/[.$C$111]" office:value-type="float" office:value="72474.2652648715">
            <text:p>72474,27</text:p>
          </table:table-cell>
        </table:table-row>
        <table:table-row table:style-name="ro2">
          <table:table-cell/>
          <table:table-cell table:style-name="ce2" office:value-type="float" office:value="849">
            <text:p>849</text:p>
          </table:table-cell>
          <table:table-cell table:style-name="ce2" office:value-type="float" office:value="992">
            <text:p>992</text:p>
          </table:table-cell>
          <table:table-cell table:style-name="ce3" table:formula="of:=SUM([.B91:.C91])" office:value-type="float" office:value="1841">
            <text:p>1841</text:p>
          </table:table-cell>
          <table:table-cell table:number-columns-repeated="6"/>
          <table:table-cell table:style-name="ce6" table:formula="of:=[.B$111]*[.$D68]/[.$D$111]" office:value-type="float" office:value="513.519267728591">
            <text:p>513,52</text:p>
          </table:table-cell>
          <table:table-cell table:style-name="ce6" table:formula="of:=[.C$111]*[.$D68]/[.$D$111]" office:value-type="float" office:value="474.480732271409">
            <text:p>474,48</text:p>
          </table:table-cell>
          <table:table-cell/>
          <table:table-cell table:style-name="ce6" table:formula="of:=([.B68]-[.$B$111])^2/[.$B$111]" office:value-type="float" office:value="78300.9196415142">
            <text:p>78300,92</text:p>
          </table:table-cell>
          <table:table-cell table:style-name="ce6" table:formula="of:=([.C68]-[.$C$111])^2/[.$C$111]" office:value-type="float" office:value="73225.8142847453">
            <text:p>73225,81</text:p>
          </table:table-cell>
        </table:table-row>
        <table:table-row table:style-name="ro2">
          <table:table-cell/>
          <table:table-cell table:style-name="ce2" office:value-type="float" office:value="599">
            <text:p>599</text:p>
          </table:table-cell>
          <table:table-cell table:style-name="ce2" office:value-type="float" office:value="160">
            <text:p>160</text:p>
          </table:table-cell>
          <table:table-cell table:style-name="ce3" table:formula="of:=SUM([.B92:.C92])" office:value-type="float" office:value="759">
            <text:p>759</text:p>
          </table:table-cell>
          <table:table-cell table:style-name="ce5"/>
          <table:table-cell table:number-columns-repeated="5"/>
          <table:table-cell table:style-name="ce6" table:formula="of:=[.B$111]*[.$D69]/[.$D$111]" office:value-type="float" office:value="714.664972800417">
            <text:p>714,66</text:p>
          </table:table-cell>
          <table:table-cell table:style-name="ce6" table:formula="of:=[.C$111]*[.$D69]/[.$D$111]" office:value-type="float" office:value="660.335027199583">
            <text:p>660,34</text:p>
          </table:table-cell>
          <table:table-cell/>
          <table:table-cell table:style-name="ce6" table:formula="of:=([.B69]-[.$B$111])^2/[.$B$111]" office:value-type="float" office:value="77796.4843820506">
            <text:p>77796,48</text:p>
          </table:table-cell>
          <table:table-cell table:style-name="ce6" table:formula="of:=([.C69]-[.$C$111])^2/[.$C$111]" office:value-type="float" office:value="72962.9280879061">
            <text:p>72962,93</text:p>
          </table:table-cell>
        </table:table-row>
        <table:table-row table:style-name="ro2">
          <table:table-cell/>
          <table:table-cell table:style-name="ce2" office:value-type="float" office:value="256">
            <text:p>256</text:p>
          </table:table-cell>
          <table:table-cell table:style-name="ce2" office:value-type="float" office:value="809">
            <text:p>809</text:p>
          </table:table-cell>
          <table:table-cell table:style-name="ce3" table:formula="of:=SUM([.B93:.C93])" office:value-type="float" office:value="1065">
            <text:p>1065</text:p>
          </table:table-cell>
          <table:table-cell table:style-name="ce5"/>
          <table:table-cell table:number-columns-repeated="5"/>
          <table:table-cell table:style-name="ce6" table:formula="of:=[.B$111]*[.$D70]/[.$D$111]" office:value-type="float" office:value="684.519104856836">
            <text:p>684,52</text:p>
          </table:table-cell>
          <table:table-cell table:style-name="ce6" table:formula="of:=[.C$111]*[.$D70]/[.$D$111]" office:value-type="float" office:value="632.480895143164">
            <text:p>632,48</text:p>
          </table:table-cell>
          <table:table-cell/>
          <table:table-cell table:style-name="ce6" table:formula="of:=([.B70]-[.$B$111])^2/[.$B$111]" office:value-type="float" office:value="77901.1935948859">
            <text:p>77901,19</text:p>
          </table:table-cell>
          <table:table-cell table:style-name="ce6" table:formula="of:=([.C70]-[.$C$111])^2/[.$C$111]" office:value-type="float" office:value="72972.8772841348">
            <text:p>72972,88</text:p>
          </table:table-cell>
        </table:table-row>
        <table:table-row table:style-name="ro2">
          <table:table-cell/>
          <table:table-cell table:style-name="ce2" office:value-type="float" office:value="431">
            <text:p>431</text:p>
          </table:table-cell>
          <table:table-cell table:style-name="ce2" office:value-type="float" office:value="517">
            <text:p>517</text:p>
          </table:table-cell>
          <table:table-cell table:style-name="ce3" table:formula="of:=SUM([.B94:.C94])" office:value-type="float" office:value="948">
            <text:p>948</text:p>
          </table:table-cell>
          <table:table-cell table:style-name="ce5"/>
          <table:table-cell table:number-columns-repeated="5"/>
          <table:table-cell table:style-name="ce6" table:formula="of:=[.B$111]*[.$D71]/[.$D$111]" office:value-type="float" office:value="969.345581289293">
            <text:p>969,35</text:p>
          </table:table-cell>
          <table:table-cell table:style-name="ce6" table:formula="of:=[.C$111]*[.$D71]/[.$D$111]" office:value-type="float" office:value="895.654418710707">
            <text:p>895,65</text:p>
          </table:table-cell>
          <table:table-cell/>
          <table:table-cell table:style-name="ce6" table:formula="of:=([.B71]-[.$B$111])^2/[.$B$111]" office:value-type="float" office:value="77085.1496741038">
            <text:p>77085,15</text:p>
          </table:table-cell>
          <table:table-cell table:style-name="ce6" table:formula="of:=([.C71]-[.$C$111])^2/[.$C$111]" office:value-type="float" office:value="72706.4733229329">
            <text:p>72706,47</text:p>
          </table:table-cell>
        </table:table-row>
        <table:table-row table:style-name="ro2">
          <table:table-cell/>
          <table:table-cell table:style-name="ce2" office:value-type="float" office:value="414">
            <text:p>414</text:p>
          </table:table-cell>
          <table:table-cell table:style-name="ce2" office:value-type="float" office:value="1185">
            <text:p>1185</text:p>
          </table:table-cell>
          <table:table-cell table:style-name="ce3" table:formula="of:=SUM([.B95:.C95])" office:value-type="float" office:value="1599">
            <text:p>1599</text:p>
          </table:table-cell>
          <table:table-cell table:style-name="ce5"/>
          <table:table-cell table:number-columns-repeated="5"/>
          <table:table-cell table:style-name="ce6" table:formula="of:=[.B$111]*[.$D72]/[.$D$111]" office:value-type="float" office:value="485.972181504284">
            <text:p>485,97</text:p>
          </table:table-cell>
          <table:table-cell table:style-name="ce6" table:formula="of:=[.C$111]*[.$D72]/[.$D$111]" office:value-type="float" office:value="449.027818495717">
            <text:p>449,03</text:p>
          </table:table-cell>
          <table:table-cell/>
          <table:table-cell table:style-name="ce6" table:formula="of:=([.B72]-[.$B$111])^2/[.$B$111]" office:value-type="float" office:value="78703.6550513913">
            <text:p>78703,66</text:p>
          </table:table-cell>
          <table:table-cell table:style-name="ce6" table:formula="of:=([.C72]-[.$C$111])^2/[.$C$111]" office:value-type="float" office:value="72927.1165977074">
            <text:p>72927,12</text:p>
          </table:table-cell>
        </table:table-row>
        <table:table-row table:style-name="ro2">
          <table:table-cell/>
          <table:table-cell table:style-name="ce2" office:value-type="float" office:value="548">
            <text:p>548</text:p>
          </table:table-cell>
          <table:table-cell table:style-name="ce2" office:value-type="float" office:value="770">
            <text:p>770</text:p>
          </table:table-cell>
          <table:table-cell table:style-name="ce3" table:formula="of:=SUM([.B96:.C96])" office:value-type="float" office:value="1318">
            <text:p>1318</text:p>
          </table:table-cell>
          <table:table-cell table:style-name="ce5"/>
          <table:table-cell table:number-columns-repeated="5"/>
          <table:table-cell table:style-name="ce6" table:formula="of:=[.B$111]*[.$D73]/[.$D$111]" office:value-type="float" office:value="591.482719306818">
            <text:p>591,48</text:p>
          </table:table-cell>
          <table:table-cell table:style-name="ce6" table:formula="of:=[.C$111]*[.$D73]/[.$D$111]" office:value-type="float" office:value="546.517280693182">
            <text:p>546,52</text:p>
          </table:table-cell>
          <table:table-cell/>
          <table:table-cell table:style-name="ce6" table:formula="of:=([.B73]-[.$B$111])^2/[.$B$111]" office:value-type="float" office:value="79213.0109801955">
            <text:p>79213,01</text:p>
          </table:table-cell>
          <table:table-cell table:style-name="ce6" table:formula="of:=([.C73]-[.$C$111])^2/[.$C$111]" office:value-type="float" office:value="72016.893725836">
            <text:p>72016,89</text:p>
          </table:table-cell>
        </table:table-row>
        <table:table-row table:style-name="ro2">
          <table:table-cell/>
          <table:table-cell table:style-name="ce2" office:value-type="float" office:value="543">
            <text:p>543</text:p>
          </table:table-cell>
          <table:table-cell table:style-name="ce2" office:value-type="float" office:value="1314">
            <text:p>1314</text:p>
          </table:table-cell>
          <table:table-cell table:style-name="ce3" table:formula="of:=SUM([.B97:.C97])" office:value-type="float" office:value="1857">
            <text:p>1857</text:p>
          </table:table-cell>
          <table:table-cell table:style-name="ce5"/>
          <table:table-cell table:number-columns-repeated="5"/>
          <table:table-cell table:style-name="ce6" table:formula="of:=[.B$111]*[.$D74]/[.$D$111]" office:value-type="float" office:value="427.239714648686">
            <text:p>427,24</text:p>
          </table:table-cell>
          <table:table-cell table:style-name="ce6" table:formula="of:=[.C$111]*[.$D74]/[.$D$111]" office:value-type="float" office:value="394.760285351314">
            <text:p>394,76</text:p>
          </table:table-cell>
          <table:table-cell/>
          <table:table-cell table:style-name="ce6" table:formula="of:=([.B74]-[.$B$111])^2/[.$B$111]" office:value-type="float" office:value="78771.2092755077">
            <text:p>78771,21</text:p>
          </table:table-cell>
          <table:table-cell table:style-name="ce6" table:formula="of:=([.C74]-[.$C$111])^2/[.$C$111]" office:value-type="float" office:value="73084.3546225327">
            <text:p>73084,35</text:p>
          </table:table-cell>
        </table:table-row>
        <table:table-row table:style-name="ro2">
          <table:table-cell/>
          <table:table-cell table:style-name="ce2" office:value-type="float" office:value="854">
            <text:p>854</text:p>
          </table:table-cell>
          <table:table-cell table:style-name="ce2" office:value-type="float" office:value="1112">
            <text:p>1112</text:p>
          </table:table-cell>
          <table:table-cell table:style-name="ce3" table:formula="of:=SUM([.B98:.C98])" office:value-type="float" office:value="1966">
            <text:p>1966</text:p>
          </table:table-cell>
          <table:table-cell table:style-name="ce5"/>
          <table:table-cell table:number-columns-repeated="5"/>
          <table:table-cell table:style-name="ce6" table:formula="of:=[.B$111]*[.$D75]/[.$D$111]" office:value-type="float" office:value="254.680608488876">
            <text:p>254,68</text:p>
          </table:table-cell>
          <table:table-cell table:style-name="ce6" table:formula="of:=[.C$111]*[.$D75]/[.$D$111]" office:value-type="float" office:value="235.319391511124">
            <text:p>235,32</text:p>
          </table:table-cell>
          <table:table-cell/>
          <table:table-cell table:style-name="ce6" table:formula="of:=([.B75]-[.$B$111])^2/[.$B$111]" office:value-type="float" office:value="79358.5580471296">
            <text:p>79358,56</text:p>
          </table:table-cell>
          <table:table-cell table:style-name="ce6" table:formula="of:=([.C75]-[.$C$111])^2/[.$C$111]" office:value-type="float" office:value="73158.0559723259">
            <text:p>73158,06</text:p>
          </table:table-cell>
        </table:table-row>
        <table:table-row table:style-name="ro2">
          <table:table-cell/>
          <table:table-cell table:style-name="ce2" office:value-type="float" office:value="438">
            <text:p>438</text:p>
          </table:table-cell>
          <table:table-cell table:style-name="ce2" office:value-type="float" office:value="1363">
            <text:p>1363</text:p>
          </table:table-cell>
          <table:table-cell table:style-name="ce3" table:formula="of:=SUM([.B99:.C99])" office:value-type="float" office:value="1801">
            <text:p>1801</text:p>
          </table:table-cell>
          <table:table-cell table:style-name="ce5"/>
          <table:table-cell table:number-columns-repeated="5"/>
          <table:table-cell table:style-name="ce6" table:formula="of:=[.B$111]*[.$D76]/[.$D$111]" office:value-type="float" office:value="763.522069122773">
            <text:p>763,52</text:p>
          </table:table-cell>
          <table:table-cell table:style-name="ce6" table:formula="of:=[.C$111]*[.$D76]/[.$D$111]" office:value-type="float" office:value="705.477930877227">
            <text:p>705,48</text:p>
          </table:table-cell>
          <table:table-cell/>
          <table:table-cell table:style-name="ce6" table:formula="of:=([.B76]-[.$B$111])^2/[.$B$111]" office:value-type="float" office:value="78459.509764352">
            <text:p>78459,51</text:p>
          </table:table-cell>
          <table:table-cell table:style-name="ce6" table:formula="of:=([.C76]-[.$C$111])^2/[.$C$111]" office:value-type="float" office:value="72111.8128060775">
            <text:p>72111,81</text:p>
          </table:table-cell>
        </table:table-row>
        <table:table-row table:style-name="ro2">
          <table:table-cell/>
          <table:table-cell table:style-name="ce2" office:value-type="float" office:value="315">
            <text:p>315</text:p>
          </table:table-cell>
          <table:table-cell table:style-name="ce2" office:value-type="float" office:value="597">
            <text:p>597</text:p>
          </table:table-cell>
          <table:table-cell table:style-name="ce3" table:formula="of:=SUM([.B100:.C100])" office:value-type="float" office:value="912">
            <text:p>912</text:p>
          </table:table-cell>
          <table:table-cell table:style-name="ce5"/>
          <table:table-cell table:number-columns-repeated="5"/>
          <table:table-cell table:style-name="ce6" table:formula="of:=[.B$111]*[.$D77]/[.$D$111]" office:value-type="float" office:value="686.598130232255">
            <text:p>686,6</text:p>
          </table:table-cell>
          <table:table-cell table:style-name="ce6" table:formula="of:=[.C$111]*[.$D77]/[.$D$111]" office:value-type="float" office:value="634.401869767745">
            <text:p>634,4</text:p>
          </table:table-cell>
          <table:table-cell/>
          <table:table-cell table:style-name="ce6" table:formula="of:=([.B77]-[.$B$111])^2/[.$B$111]" office:value-type="float" office:value="77800.4343945851">
            <text:p>77800,43</text:p>
          </table:table-cell>
          <table:table-cell table:style-name="ce6" table:formula="of:=([.C77]-[.$C$111])^2/[.$C$111]" office:value-type="float" office:value="73066.4328834023">
            <text:p>73066,43</text:p>
          </table:table-cell>
        </table:table-row>
        <table:table-row table:style-name="ro2">
          <table:table-cell/>
          <table:table-cell table:style-name="ce2" office:value-type="float" office:value="711">
            <text:p>711</text:p>
          </table:table-cell>
          <table:table-cell table:style-name="ce2" office:value-type="float" office:value="542">
            <text:p>542</text:p>
          </table:table-cell>
          <table:table-cell table:style-name="ce3" table:formula="of:=SUM([.B101:.C101])" office:value-type="float" office:value="1253">
            <text:p>1253</text:p>
          </table:table-cell>
          <table:table-cell table:style-name="ce5"/>
          <table:table-cell table:number-columns-repeated="5"/>
          <table:table-cell table:style-name="ce6" table:formula="of:=[.B$111]*[.$D78]/[.$D$111]" office:value-type="float" office:value="869.032606925307">
            <text:p>869,03</text:p>
          </table:table-cell>
          <table:table-cell table:style-name="ce6" table:formula="of:=[.C$111]*[.$D78]/[.$D$111]" office:value-type="float" office:value="802.967393074693">
            <text:p>802,97</text:p>
          </table:table-cell>
          <table:table-cell/>
          <table:table-cell table:style-name="ce6" table:formula="of:=([.B78]-[.$B$111])^2/[.$B$111]" office:value-type="float" office:value="77258.2486964151">
            <text:p>77258,25</text:p>
          </table:table-cell>
          <table:table-cell table:style-name="ce6" table:formula="of:=([.C78]-[.$C$111])^2/[.$C$111]" office:value-type="float" office:value="72915.1813877773">
            <text:p>72915,18</text:p>
          </table:table-cell>
        </table:table-row>
        <table:table-row table:style-name="ro2">
          <table:table-cell/>
          <table:table-cell table:style-name="ce2" office:value-type="float" office:value="242">
            <text:p>242</text:p>
          </table:table-cell>
          <table:table-cell table:style-name="ce2" office:value-type="float" office:value="783">
            <text:p>783</text:p>
          </table:table-cell>
          <table:table-cell table:style-name="ce3" table:formula="of:=SUM([.B102:.C102])" office:value-type="float" office:value="1025">
            <text:p>1025</text:p>
          </table:table-cell>
          <table:table-cell table:style-name="ce5"/>
          <table:table-cell table:number-columns-repeated="5"/>
          <table:table-cell table:style-name="ce6" table:formula="of:=[.B$111]*[.$D79]/[.$D$111]" office:value-type="float" office:value="995.333398482035">
            <text:p>995,33</text:p>
          </table:table-cell>
          <table:table-cell table:style-name="ce6" table:formula="of:=[.C$111]*[.$D79]/[.$D$111]" office:value-type="float" office:value="919.666601517965">
            <text:p>919,67</text:p>
          </table:table-cell>
          <table:table-cell/>
          <table:table-cell table:style-name="ce6" table:formula="of:=([.B79]-[.$B$111])^2/[.$B$111]" office:value-type="float" office:value="77541.9203935823">
            <text:p>77541,92</text:p>
          </table:table-cell>
          <table:table-cell table:style-name="ce6" table:formula="of:=([.C79]-[.$C$111])^2/[.$C$111]" office:value-type="float" office:value="72147.4235772909">
            <text:p>72147,42</text:p>
          </table:table-cell>
        </table:table-row>
        <table:table-row table:style-name="ro2">
          <table:table-cell/>
          <table:table-cell table:style-name="ce2" office:value-type="float" office:value="613">
            <text:p>613</text:p>
          </table:table-cell>
          <table:table-cell table:style-name="ce2" office:value-type="float" office:value="811">
            <text:p>811</text:p>
          </table:table-cell>
          <table:table-cell table:style-name="ce3" table:formula="of:=SUM([.B103:.C103])" office:value-type="float" office:value="1424">
            <text:p>1424</text:p>
          </table:table-cell>
          <table:table-cell table:style-name="ce5"/>
          <table:table-cell table:number-columns-repeated="5"/>
          <table:table-cell table:style-name="ce6" table:formula="of:=[.B$111]*[.$D80]/[.$D$111]" office:value-type="float" office:value="718.823023551256">
            <text:p>718,82</text:p>
          </table:table-cell>
          <table:table-cell table:style-name="ce6" table:formula="of:=[.C$111]*[.$D80]/[.$D$111]" office:value-type="float" office:value="664.176976448744">
            <text:p>664,18</text:p>
          </table:table-cell>
          <table:table-cell/>
          <table:table-cell table:style-name="ce6" table:formula="of:=([.B80]-[.$B$111])^2/[.$B$111]" office:value-type="float" office:value="78160.3052895462">
            <text:p>78160,31</text:p>
          </table:table-cell>
          <table:table-cell table:style-name="ce6" table:formula="of:=([.C80]-[.$C$111])^2/[.$C$111]" office:value-type="float" office:value="72581.3920640304">
            <text:p>72581,39</text:p>
          </table:table-cell>
        </table:table-row>
        <table:table-row table:style-name="ro2">
          <table:table-cell/>
          <table:table-cell table:style-name="ce2" office:value-type="float" office:value="945">
            <text:p>945</text:p>
          </table:table-cell>
          <table:table-cell table:style-name="ce2" office:value-type="float" office:value="470">
            <text:p>470</text:p>
          </table:table-cell>
          <table:table-cell table:style-name="ce3" table:formula="of:=SUM([.B104:.C104])" office:value-type="float" office:value="1415">
            <text:p>1415</text:p>
          </table:table-cell>
          <table:table-cell table:style-name="ce5"/>
          <table:table-cell table:number-columns-repeated="5"/>
          <table:table-cell table:style-name="ce6" table:formula="of:=[.B$111]*[.$D81]/[.$D$111]" office:value-type="float" office:value="607.595165966318">
            <text:p>607,6</text:p>
          </table:table-cell>
          <table:table-cell table:style-name="ce6" table:formula="of:=[.C$111]*[.$D81]/[.$D$111]" office:value-type="float" office:value="561.404834033682">
            <text:p>561,4</text:p>
          </table:table-cell>
          <table:table-cell/>
          <table:table-cell table:style-name="ce6" table:formula="of:=([.B81]-[.$B$111])^2/[.$B$111]" office:value-type="float" office:value="79384.4914013537">
            <text:p>79384,49</text:p>
          </table:table-cell>
          <table:table-cell table:style-name="ce6" table:formula="of:=([.C81]-[.$C$111])^2/[.$C$111]" office:value-type="float" office:value="71785.7903547446">
            <text:p>71785,79</text:p>
          </table:table-cell>
        </table:table-row>
        <table:table-row table:style-name="ro2">
          <table:table-cell/>
          <table:table-cell table:style-name="ce2" office:value-type="float" office:value="752">
            <text:p>752</text:p>
          </table:table-cell>
          <table:table-cell table:style-name="ce2" office:value-type="float" office:value="436">
            <text:p>436</text:p>
          </table:table-cell>
          <table:table-cell table:style-name="ce3" table:formula="of:=SUM([.B105:.C105])" office:value-type="float" office:value="1188">
            <text:p>1188</text:p>
          </table:table-cell>
          <table:table-cell table:style-name="ce5"/>
          <table:table-cell table:number-columns-repeated="5"/>
          <table:table-cell table:style-name="ce6" table:formula="of:=[.B$111]*[.$D82]/[.$D$111]" office:value-type="float" office:value="465.18192775009">
            <text:p>465,18</text:p>
          </table:table-cell>
          <table:table-cell table:style-name="ce6" table:formula="of:=[.C$111]*[.$D82]/[.$D$111]" office:value-type="float" office:value="429.81807224991">
            <text:p>429,82</text:p>
          </table:table-cell>
          <table:table-cell/>
          <table:table-cell table:style-name="ce6" table:formula="of:=([.B82]-[.$B$111])^2/[.$B$111]" office:value-type="float" office:value="79207.0324517423">
            <text:p>79207,03</text:p>
          </table:table-cell>
          <table:table-cell table:style-name="ce6" table:formula="of:=([.C82]-[.$C$111])^2/[.$C$111]" office:value-type="float" office:value="72504.0147731127">
            <text:p>72504,01</text:p>
          </table:table-cell>
        </table:table-row>
        <table:table-row table:style-name="ro2">
          <table:table-cell/>
          <table:table-cell table:style-name="ce2" office:value-type="float" office:value="939">
            <text:p>939</text:p>
          </table:table-cell>
          <table:table-cell table:style-name="ce2" office:value-type="float" office:value="1265">
            <text:p>1265</text:p>
          </table:table-cell>
          <table:table-cell table:style-name="ce3" table:formula="of:=SUM([.B106:.C106])" office:value-type="float" office:value="2204">
            <text:p>2204</text:p>
          </table:table-cell>
          <table:table-cell table:style-name="ce5"/>
          <table:table-cell table:number-columns-repeated="5"/>
          <table:table-cell table:style-name="ce6" table:formula="of:=[.B$111]*[.$D83]/[.$D$111]" office:value-type="float" office:value="369.027004136943">
            <text:p>369,03</text:p>
          </table:table-cell>
          <table:table-cell table:style-name="ce6" table:formula="of:=[.C$111]*[.$D83]/[.$D$111]" office:value-type="float" office:value="340.972995863057">
            <text:p>340,97</text:p>
          </table:table-cell>
          <table:table-cell/>
          <table:table-cell table:style-name="ce6" table:formula="of:=([.B83]-[.$B$111])^2/[.$B$111]" office:value-type="float" office:value="78868.6178114816">
            <text:p>78868,62</text:p>
          </table:table-cell>
          <table:table-cell table:style-name="ce6" table:formula="of:=([.C83]-[.$C$111])^2/[.$C$111]" office:value-type="float" office:value="73209.8683307332">
            <text:p>73209,87</text:p>
          </table:table-cell>
        </table:table-row>
        <table:table-row table:style-name="ro2">
          <table:table-cell/>
          <table:table-cell table:style-name="ce2" office:value-type="float" office:value="827">
            <text:p>827</text:p>
          </table:table-cell>
          <table:table-cell table:style-name="ce2" office:value-type="float" office:value="1351">
            <text:p>1351</text:p>
          </table:table-cell>
          <table:table-cell table:style-name="ce3" table:formula="of:=SUM([.B107:.C107])" office:value-type="float" office:value="2178">
            <text:p>2178</text:p>
          </table:table-cell>
          <table:table-cell table:style-name="ce5"/>
          <table:table-cell table:number-columns-repeated="5"/>
          <table:table-cell table:style-name="ce6" table:formula="of:=[.B$111]*[.$D84]/[.$D$111]" office:value-type="float" office:value="297.820385028828">
            <text:p>297,82</text:p>
          </table:table-cell>
          <table:table-cell table:style-name="ce6" table:formula="of:=[.C$111]*[.$D84]/[.$D$111]" office:value-type="float" office:value="275.179614971172">
            <text:p>275,18</text:p>
          </table:table-cell>
          <table:table-cell/>
          <table:table-cell table:style-name="ce6" table:formula="of:=([.B84]-[.$B$111])^2/[.$B$111]" office:value-type="float" office:value="79195.0760716972">
            <text:p>79195,08</text:p>
          </table:table-cell>
          <table:table-cell table:style-name="ce6" table:formula="of:=([.C84]-[.$C$111])^2/[.$C$111]" office:value-type="float" office:value="73156.0635555857">
            <text:p>73156,06</text:p>
          </table:table-cell>
        </table:table-row>
        <table:table-row table:style-name="ro2">
          <table:table-cell/>
          <table:table-cell table:style-name="ce2" office:value-type="float" office:value="774">
            <text:p>774</text:p>
          </table:table-cell>
          <table:table-cell table:style-name="ce2" office:value-type="float" office:value="1350">
            <text:p>1350</text:p>
          </table:table-cell>
          <table:table-cell table:style-name="ce3" table:formula="of:=SUM([.B108:.C108])" office:value-type="float" office:value="2124">
            <text:p>2124</text:p>
          </table:table-cell>
          <table:table-cell table:style-name="ce5"/>
          <table:table-cell table:number-columns-repeated="5"/>
          <table:table-cell table:style-name="ce6" table:formula="of:=[.B$111]*[.$D85]/[.$D$111]" office:value-type="float" office:value="719.342779895111">
            <text:p>719,34</text:p>
          </table:table-cell>
          <table:table-cell table:style-name="ce6" table:formula="of:=[.C$111]*[.$D85]/[.$D$111]" office:value-type="float" office:value="664.65722010489">
            <text:p>664,66</text:p>
          </table:table-cell>
          <table:table-cell/>
          <table:table-cell table:style-name="ce6" table:formula="of:=([.B85]-[.$B$111])^2/[.$B$111]" office:value-type="float" office:value="78118.7393457007">
            <text:p>78118,74</text:p>
          </table:table-cell>
          <table:table-cell table:style-name="ce6" table:formula="of:=([.C85]-[.$C$111])^2/[.$C$111]" office:value-type="float" office:value="72621.0887336363">
            <text:p>72621,09</text:p>
          </table:table-cell>
        </table:table-row>
        <table:table-row table:style-name="ro2">
          <table:table-cell/>
          <table:table-cell table:style-name="ce2" office:value-type="float" office:value="347">
            <text:p>347</text:p>
          </table:table-cell>
          <table:table-cell table:style-name="ce2" office:value-type="float" office:value="1642">
            <text:p>1642</text:p>
          </table:table-cell>
          <table:table-cell table:style-name="ce3" table:formula="of:=SUM([.B109:.C109])" office:value-type="float" office:value="1989">
            <text:p>1989</text:p>
          </table:table-cell>
          <table:table-cell table:style-name="ce5"/>
          <table:table-cell table:number-columns-repeated="5"/>
          <table:table-cell table:style-name="ce6" table:formula="of:=[.B$111]*[.$D86]/[.$D$111]" office:value-type="float" office:value="710.506922049578">
            <text:p>710,51</text:p>
          </table:table-cell>
          <table:table-cell table:style-name="ce6" table:formula="of:=[.C$111]*[.$D86]/[.$D$111]" office:value-type="float" office:value="656.493077950422">
            <text:p>656,49</text:p>
          </table:table-cell>
          <table:table-cell/>
          <table:table-cell table:style-name="ce6" table:formula="of:=([.B86]-[.$B$111])^2/[.$B$111]" office:value-type="float" office:value="77660.2703559789">
            <text:p>77660,27</text:p>
          </table:table-cell>
          <table:table-cell table:style-name="ce6" table:formula="of:=([.C86]-[.$C$111])^2/[.$C$111]" office:value-type="float" office:value="73116.220918402">
            <text:p>73116,22</text:p>
          </table:table-cell>
        </table:table-row>
        <table:table-row table:style-name="ro2">
          <table:table-cell table:number-columns-repeated="10"/>
          <table:table-cell table:style-name="ce6" table:formula="of:=[.B$111]*[.$D87]/[.$D$111]" office:value-type="float" office:value="770.798657936741">
            <text:p>770,8</text:p>
          </table:table-cell>
          <table:table-cell table:style-name="ce6" table:formula="of:=[.C$111]*[.$D87]/[.$D$111]" office:value-type="float" office:value="712.201342063259">
            <text:p>712,2</text:p>
          </table:table-cell>
          <table:table-cell/>
          <table:table-cell table:style-name="ce6" table:formula="of:=([.B87]-[.$B$111])^2/[.$B$111]" office:value-type="float" office:value="77812.2850338431">
            <text:p>77812,29</text:p>
          </table:table-cell>
          <table:table-cell table:style-name="ce6" table:formula="of:=([.C87]-[.$C$111])^2/[.$C$111]" office:value-type="float" office:value="72732.2971444075">
            <text:p>72732,3</text:p>
          </table:table-cell>
        </table:table-row>
        <table:table-row table:style-name="ro2">
          <table:table-cell office:value-type="string">
            <text:p>Suma</text:p>
          </table:table-cell>
          <table:table-cell table:style-name="ce3" table:formula="of:=SUM([.B2:.B109])" office:value-type="float" office:value="79780">
            <text:p>79780</text:p>
          </table:table-cell>
          <table:table-cell table:style-name="ce3" table:formula="of:=SUM([.C2:.C109])" office:value-type="float" office:value="73715">
            <text:p>73715</text:p>
          </table:table-cell>
          <table:table-cell table:style-name="ce4" table:formula="of:=SUM([.B111:.C111])" office:value-type="float" office:value="153495">
            <text:p>153495</text:p>
          </table:table-cell>
          <table:table-cell table:number-columns-repeated="6"/>
          <table:table-cell table:style-name="ce6" table:formula="of:=[.B$111]*[.$D88]/[.$D$111]" office:value-type="float" office:value="1106.04149972312">
            <text:p>1106,04</text:p>
          </table:table-cell>
          <table:table-cell table:style-name="ce6" table:formula="of:=[.C$111]*[.$D88]/[.$D$111]" office:value-type="float" office:value="1021.95850027688">
            <text:p>1021,96</text:p>
          </table:table-cell>
          <table:table-cell/>
          <table:table-cell table:style-name="ce6" table:formula="of:=([.B88]-[.$B$111])^2/[.$B$111]" office:value-type="float" office:value="77390.1701679619">
            <text:p>77390,17</text:p>
          </table:table-cell>
          <table:table-cell table:style-name="ce6" table:formula="of:=([.C88]-[.$C$111])^2/[.$C$111]" office:value-type="float" office:value="71878.5821203283">
            <text:p>71878,58</text:p>
          </table:table-cell>
        </table:table-row>
        <table:table-row table:style-name="ro2">
          <table:table-cell table:number-columns-repeated="6"/>
          <table:table-cell table:style-name="ce3"/>
          <table:table-cell table:number-columns-repeated="3"/>
          <table:table-cell table:style-name="ce6" table:formula="of:=[.B$111]*[.$D89]/[.$D$111]" office:value-type="float" office:value="1168.4122609857">
            <text:p>1168,41</text:p>
          </table:table-cell>
          <table:table-cell table:style-name="ce6" table:formula="of:=[.C$111]*[.$D89]/[.$D$111]" office:value-type="float" office:value="1079.5877390143">
            <text:p>1079,59</text:p>
          </table:table-cell>
          <table:table-cell/>
          <table:table-cell table:style-name="ce6" table:formula="of:=([.B89]-[.$B$111])^2/[.$B$111]" office:value-type="float" office:value="77577.4159062422">
            <text:p>77577,42</text:p>
          </table:table-cell>
          <table:table-cell table:style-name="ce6" table:formula="of:=([.C89]-[.$C$111])^2/[.$C$111]" office:value-type="float" office:value="71454.5991453571">
            <text:p>71454,6</text:p>
          </table:table-cell>
        </table:table-row>
        <table:table-row table:style-name="ro2">
          <table:table-cell table:number-columns-repeated="10"/>
          <table:table-cell table:style-name="ce6" table:formula="of:=[.B$111]*[.$D90]/[.$D$111]" office:value-type="float" office:value="775.996221375289">
            <text:p>776</text:p>
          </table:table-cell>
          <table:table-cell table:style-name="ce6" table:formula="of:=[.C$111]*[.$D90]/[.$D$111]" office:value-type="float" office:value="717.003778624711">
            <text:p>717</text:p>
          </table:table-cell>
          <table:table-cell/>
          <table:table-cell table:style-name="ce6" table:formula="of:=([.B90]-[.$B$111])^2/[.$B$111]" office:value-type="float" office:value="78618.2603284031">
            <text:p>78618,26</text:p>
          </table:table-cell>
          <table:table-cell table:style-name="ce6" table:formula="of:=([.C90]-[.$C$111])^2/[.$C$111]" office:value-type="float" office:value="71906.233805874">
            <text:p>71906,23</text:p>
          </table:table-cell>
        </table:table-row>
        <table:table-row table:style-name="ro2">
          <table:table-cell table:number-columns-repeated="10"/>
          <table:table-cell table:style-name="ce6" table:formula="of:=[.B$111]*[.$D91]/[.$D$111]" office:value-type="float" office:value="956.871429036777">
            <text:p>956,87</text:p>
          </table:table-cell>
          <table:table-cell table:style-name="ce6" table:formula="of:=[.C$111]*[.$D91]/[.$D$111]" office:value-type="float" office:value="884.128570963224">
            <text:p>884,13</text:p>
          </table:table-cell>
          <table:table-cell/>
          <table:table-cell table:style-name="ce6" table:formula="of:=([.B91]-[.$B$111])^2/[.$B$111]" office:value-type="float" office:value="78091.0348583605">
            <text:p>78091,03</text:p>
          </table:table-cell>
          <table:table-cell table:style-name="ce6" table:formula="of:=([.C91]-[.$C$111])^2/[.$C$111]" office:value-type="float" office:value="71744.34957607">
            <text:p>71744,35</text:p>
          </table:table-cell>
        </table:table-row>
        <table:table-row table:style-name="ro2">
          <table:table-cell table:number-columns-repeated="6"/>
          <table:table-cell table:style-name="ce5" table:number-columns-repeated="3"/>
          <table:table-cell/>
          <table:table-cell table:style-name="ce6" table:formula="of:=[.B$111]*[.$D92]/[.$D$111]" office:value-type="float" office:value="394.49506498583">
            <text:p>394,5</text:p>
          </table:table-cell>
          <table:table-cell table:style-name="ce6" table:formula="of:=[.C$111]*[.$D92]/[.$D$111]" office:value-type="float" office:value="364.50493501417">
            <text:p>364,5</text:p>
          </table:table-cell>
          <table:table-cell/>
          <table:table-cell table:style-name="ce6" table:formula="of:=([.B92]-[.$B$111])^2/[.$B$111]" office:value-type="float" office:value="78586.4973802958">
            <text:p>78586,5</text:p>
          </table:table-cell>
          <table:table-cell table:style-name="ce6" table:formula="of:=([.C92]-[.$C$111])^2/[.$C$111]" office:value-type="float" office:value="73395.3472834566">
            <text:p>73395,35</text:p>
          </table:table-cell>
        </table:table-row>
        <table:table-row table:style-name="ro2">
          <table:table-cell table:number-columns-repeated="6"/>
          <table:table-cell table:style-name="ce5" table:number-columns-repeated="3"/>
          <table:table-cell/>
          <table:table-cell table:style-name="ce6" table:formula="of:=[.B$111]*[.$D93]/[.$D$111]" office:value-type="float" office:value="553.540506205414">
            <text:p>553,54</text:p>
          </table:table-cell>
          <table:table-cell table:style-name="ce6" table:formula="of:=[.C$111]*[.$D93]/[.$D$111]" office:value-type="float" office:value="511.459493794586">
            <text:p>511,46</text:p>
          </table:table-cell>
          <table:table-cell/>
          <table:table-cell table:style-name="ce6" table:formula="of:=([.B93]-[.$B$111])^2/[.$B$111]" office:value-type="float" office:value="79268.8214590123">
            <text:p>79268,82</text:p>
          </table:table-cell>
          <table:table-cell table:style-name="ce6" table:formula="of:=([.C93]-[.$C$111])^2/[.$C$111]" office:value-type="float" office:value="72105.8785321848">
            <text:p>72105,88</text:p>
          </table:table-cell>
        </table:table-row>
        <table:table-row table:style-name="ro2">
          <table:table-cell table:number-columns-repeated="6"/>
          <table:table-cell table:style-name="ce5" table:number-columns-repeated="3"/>
          <table:table-cell/>
          <table:table-cell table:style-name="ce6" table:formula="of:=[.B$111]*[.$D94]/[.$D$111]" office:value-type="float" office:value="492.729013974397">
            <text:p>492,73</text:p>
          </table:table-cell>
          <table:table-cell table:style-name="ce6" table:formula="of:=[.C$111]*[.$D94]/[.$D$111]" office:value-type="float" office:value="455.270986025603">
            <text:p>455,27</text:p>
          </table:table-cell>
          <table:table-cell/>
          <table:table-cell table:style-name="ce6" table:formula="of:=([.B94]-[.$B$111])^2/[.$B$111]" office:value-type="float" office:value="78920.328415643">
            <text:p>78920,33</text:p>
          </table:table-cell>
          <table:table-cell table:style-name="ce6" table:formula="of:=([.C94]-[.$C$111])^2/[.$C$111]" office:value-type="float" office:value="72684.6259784304">
            <text:p>72684,63</text:p>
          </table:table-cell>
        </table:table-row>
        <table:table-row table:style-name="ro2">
          <table:table-cell table:number-columns-repeated="6"/>
          <table:table-cell table:style-name="ce5" table:number-columns-repeated="3"/>
          <table:table-cell/>
          <table:table-cell table:style-name="ce6" table:formula="of:=[.B$111]*[.$D95]/[.$D$111]" office:value-type="float" office:value="831.090393823903">
            <text:p>831,09</text:p>
          </table:table-cell>
          <table:table-cell table:style-name="ce6" table:formula="of:=[.C$111]*[.$D95]/[.$D$111]" office:value-type="float" office:value="767.909606176097">
            <text:p>767,91</text:p>
          </table:table-cell>
          <table:table-cell/>
          <table:table-cell table:style-name="ce6" table:formula="of:=([.B95]-[.$B$111])^2/[.$B$111]" office:value-type="float" office:value="78954.1483579845">
            <text:p>78954,15</text:p>
          </table:table-cell>
          <table:table-cell table:style-name="ce6" table:formula="of:=([.C95]-[.$C$111])^2/[.$C$111]" office:value-type="float" office:value="71364.0493793665">
            <text:p>71364,05</text:p>
          </table:table-cell>
        </table:table-row>
        <table:table-row table:style-name="ro2">
          <table:table-cell table:number-columns-repeated="6"/>
          <table:table-cell table:style-name="ce5" table:number-columns-repeated="3"/>
          <table:table-cell/>
          <table:table-cell table:style-name="ce6" table:formula="of:=[.B$111]*[.$D96]/[.$D$111]" office:value-type="float" office:value="685.038861200691">
            <text:p>685,04</text:p>
          </table:table-cell>
          <table:table-cell table:style-name="ce6" table:formula="of:=[.C$111]*[.$D96]/[.$D$111]" office:value-type="float" office:value="632.961138799309">
            <text:p>632,96</text:p>
          </table:table-cell>
          <table:table-cell/>
          <table:table-cell table:style-name="ce6" table:formula="of:=([.B96]-[.$B$111])^2/[.$B$111]" office:value-type="float" office:value="78687.7641514164">
            <text:p>78687,76</text:p>
          </table:table-cell>
          <table:table-cell table:style-name="ce6" table:formula="of:=([.C96]-[.$C$111])^2/[.$C$111]" office:value-type="float" office:value="72183.0431391169">
            <text:p>72183,04</text:p>
          </table:table-cell>
        </table:table-row>
        <table:table-row table:style-name="ro2">
          <table:table-cell table:number-columns-repeated="6"/>
          <table:table-cell table:style-name="ce5" table:number-columns-repeated="3"/>
          <table:table-cell/>
          <table:table-cell table:style-name="ce6" table:formula="of:=[.B$111]*[.$D97]/[.$D$111]" office:value-type="float" office:value="965.187530538454">
            <text:p>965,19</text:p>
          </table:table-cell>
          <table:table-cell table:style-name="ce6" table:formula="of:=[.C$111]*[.$D97]/[.$D$111]" office:value-type="float" office:value="891.812469461546">
            <text:p>891,81</text:p>
          </table:table-cell>
          <table:table-cell/>
          <table:table-cell table:style-name="ce6" table:formula="of:=([.B97]-[.$B$111])^2/[.$B$111]" office:value-type="float" office:value="78697.6957758837">
            <text:p>78697,7</text:p>
          </table:table-cell>
          <table:table-cell table:style-name="ce6" table:formula="of:=([.C97]-[.$C$111])^2/[.$C$111]" office:value-type="float" office:value="71110.4225869904">
            <text:p>71110,42</text:p>
          </table:table-cell>
        </table:table-row>
        <table:table-row table:style-name="ro2">
          <table:table-cell table:number-columns-repeated="6"/>
          <table:table-cell table:style-name="ce5" table:number-columns-repeated="3"/>
          <table:table-cell/>
          <table:table-cell table:style-name="ce6" table:formula="of:=[.B$111]*[.$D98]/[.$D$111]" office:value-type="float" office:value="1021.84097201863">
            <text:p>1021,84</text:p>
          </table:table-cell>
          <table:table-cell table:style-name="ce6" table:formula="of:=[.C$111]*[.$D98]/[.$D$111]" office:value-type="float" office:value="944.159027981367">
            <text:p>944,16</text:p>
          </table:table-cell>
          <table:table-cell/>
          <table:table-cell table:style-name="ce6" table:formula="of:=([.B98]-[.$B$111])^2/[.$B$111]" office:value-type="float" office:value="78081.1415893708">
            <text:p>78081,14</text:p>
          </table:table-cell>
          <table:table-cell table:style-name="ce6" table:formula="of:=([.C98]-[.$C$111])^2/[.$C$111]" office:value-type="float" office:value="71507.7746591603">
            <text:p>71507,77</text:p>
          </table:table-cell>
        </table:table-row>
        <table:table-row table:style-name="ro2">
          <table:table-cell table:number-columns-repeated="6"/>
          <table:table-cell table:style-name="ce5" table:number-columns-repeated="3"/>
          <table:table-cell/>
          <table:table-cell table:style-name="ce6" table:formula="of:=[.B$111]*[.$D99]/[.$D$111]" office:value-type="float" office:value="936.081175282583">
            <text:p>936,08</text:p>
          </table:table-cell>
          <table:table-cell table:style-name="ce6" table:formula="of:=[.C$111]*[.$D99]/[.$D$111]" office:value-type="float" office:value="864.918824717418">
            <text:p>864,92</text:p>
          </table:table-cell>
          <table:table-cell/>
          <table:table-cell table:style-name="ce6" table:formula="of:=([.B99]-[.$B$111])^2/[.$B$111]" office:value-type="float" office:value="78906.4046628228">
            <text:p>78906,4</text:p>
          </table:table-cell>
          <table:table-cell table:style-name="ce6" table:formula="of:=([.C99]-[.$C$111])^2/[.$C$111]" office:value-type="float" office:value="71014.2020484298">
            <text:p>71014,2</text:p>
          </table:table-cell>
        </table:table-row>
        <table:table-row table:style-name="ro2">
          <table:table-cell table:number-columns-repeated="5"/>
          <table:table-cell table:style-name="ce5" table:number-columns-repeated="4"/>
          <table:table-cell/>
          <table:table-cell table:style-name="ce6" table:formula="of:=[.B$111]*[.$D100]/[.$D$111]" office:value-type="float" office:value="474.017785595622">
            <text:p>474,02</text:p>
          </table:table-cell>
          <table:table-cell table:style-name="ce6" table:formula="of:=[.C$111]*[.$D100]/[.$D$111]" office:value-type="float" office:value="437.982214404378">
            <text:p>437,98</text:p>
          </table:table-cell>
          <table:table-cell/>
          <table:table-cell table:style-name="ce6" table:formula="of:=([.B100]-[.$B$111])^2/[.$B$111]" office:value-type="float" office:value="79151.2437327651">
            <text:p>79151,24</text:p>
          </table:table-cell>
          <table:table-cell table:style-name="ce6" table:formula="of:=([.C100]-[.$C$111])^2/[.$C$111]" office:value-type="float" office:value="72525.8349589636">
            <text:p>72525,83</text:p>
          </table:table-cell>
        </table:table-row>
        <table:table-row table:style-name="ro2">
          <table:table-cell table:number-columns-repeated="5"/>
          <table:table-cell table:style-name="ce5" table:number-columns-repeated="4"/>
          <table:table-cell/>
          <table:table-cell table:style-name="ce6" table:formula="of:=[.B$111]*[.$D101]/[.$D$111]" office:value-type="float" office:value="651.254698850125">
            <text:p>651,25</text:p>
          </table:table-cell>
          <table:table-cell table:style-name="ce6" table:formula="of:=[.C$111]*[.$D101]/[.$D$111]" office:value-type="float" office:value="601.745301149875">
            <text:p>601,75</text:p>
          </table:table-cell>
          <table:table-cell/>
          <table:table-cell table:style-name="ce6" table:formula="of:=([.B101]-[.$B$111])^2/[.$B$111]" office:value-type="float" office:value="78364.3364377037">
            <text:p>78364,34</text:p>
          </table:table-cell>
          <table:table-cell table:style-name="ce6" table:formula="of:=([.C101]-[.$C$111])^2/[.$C$111]" office:value-type="float" office:value="72634.985131927">
            <text:p>72634,99</text:p>
          </table:table-cell>
        </table:table-row>
        <table:table-row table:style-name="ro2">
          <table:table-cell table:number-columns-repeated="5"/>
          <table:table-cell table:style-name="ce5" table:number-columns-repeated="4"/>
          <table:table-cell/>
          <table:table-cell table:style-name="ce6" table:formula="of:=[.B$111]*[.$D102]/[.$D$111]" office:value-type="float" office:value="532.75025245122">
            <text:p>532,75</text:p>
          </table:table-cell>
          <table:table-cell table:style-name="ce6" table:formula="of:=[.C$111]*[.$D102]/[.$D$111]" office:value-type="float" office:value="492.24974754878">
            <text:p>492,25</text:p>
          </table:table-cell>
          <table:table-cell/>
          <table:table-cell table:style-name="ce6" table:formula="of:=([.B102]-[.$B$111])^2/[.$B$111]" office:value-type="float" office:value="79296.7340686889">
            <text:p>79296,73</text:p>
          </table:table-cell>
          <table:table-cell table:style-name="ce6" table:formula="of:=([.C102]-[.$C$111])^2/[.$C$111]" office:value-type="float" office:value="72157.317018246">
            <text:p>72157,32</text:p>
          </table:table-cell>
        </table:table-row>
        <table:table-row table:style-name="ro2">
          <table:table-cell table:number-columns-repeated="5"/>
          <table:table-cell table:style-name="ce5" table:number-columns-repeated="4"/>
          <table:table-cell/>
          <table:table-cell table:style-name="ce6" table:formula="of:=[.B$111]*[.$D103]/[.$D$111]" office:value-type="float" office:value="740.133033649305">
            <text:p>740,13</text:p>
          </table:table-cell>
          <table:table-cell table:style-name="ce6" table:formula="of:=[.C$111]*[.$D103]/[.$D$111]" office:value-type="float" office:value="683.866966350695">
            <text:p>683,87</text:p>
          </table:table-cell>
          <table:table-cell/>
          <table:table-cell table:style-name="ce6" table:formula="of:=([.B103]-[.$B$111])^2/[.$B$111]" office:value-type="float" office:value="78558.7100651792">
            <text:p>78558,71</text:p>
          </table:table-cell>
          <table:table-cell table:style-name="ce6" table:formula="of:=([.C103]-[.$C$111])^2/[.$C$111]" office:value-type="float" office:value="72101.9224852472">
            <text:p>72101,92</text:p>
          </table:table-cell>
        </table:table-row>
        <table:table-row table:style-name="ro2">
          <table:table-cell table:number-columns-repeated="5"/>
          <table:table-cell table:style-name="ce5" table:number-columns-repeated="4"/>
          <table:table-cell/>
          <table:table-cell table:style-name="ce6" table:formula="of:=[.B$111]*[.$D104]/[.$D$111]" office:value-type="float" office:value="735.455226554611">
            <text:p>735,46</text:p>
          </table:table-cell>
          <table:table-cell table:style-name="ce6" table:formula="of:=[.C$111]*[.$D104]/[.$D$111]" office:value-type="float" office:value="679.544773445389">
            <text:p>679,54</text:p>
          </table:table-cell>
          <table:table-cell/>
          <table:table-cell table:style-name="ce6" table:formula="of:=([.B104]-[.$B$111])^2/[.$B$111]" office:value-type="float" office:value="77901.1935948859">
            <text:p>77901,19</text:p>
          </table:table-cell>
          <table:table-cell table:style-name="ce6" table:formula="of:=([.C104]-[.$C$111])^2/[.$C$111]" office:value-type="float" office:value="72777.9966763888">
            <text:p>72778</text:p>
          </table:table-cell>
        </table:table-row>
        <table:table-row table:style-name="ro2">
          <table:table-cell table:number-columns-repeated="10"/>
          <table:table-cell table:style-name="ce6" table:formula="of:=[.B$111]*[.$D105]/[.$D$111]" office:value-type="float" office:value="617.47053649956">
            <text:p>617,47</text:p>
          </table:table-cell>
          <table:table-cell table:style-name="ce6" table:formula="of:=[.C$111]*[.$D105]/[.$D$111]" office:value-type="float" office:value="570.52946350044">
            <text:p>570,53</text:p>
          </table:table-cell>
          <table:table-cell/>
          <table:table-cell table:style-name="ce6" table:formula="of:=([.B105]-[.$B$111])^2/[.$B$111]" office:value-type="float" office:value="78283.0882928052">
            <text:p>78283,09</text:p>
          </table:table-cell>
          <table:table-cell table:style-name="ce6" table:formula="of:=([.C105]-[.$C$111])^2/[.$C$111]" office:value-type="float" office:value="72845.5787967171">
            <text:p>72845,58</text:p>
          </table:table-cell>
        </table:table-row>
        <table:table-row table:style-name="ro2">
          <table:table-cell table:number-columns-repeated="10"/>
          <table:table-cell table:style-name="ce6" table:formula="of:=[.B$111]*[.$D106]/[.$D$111]" office:value-type="float" office:value="1145.54298185609">
            <text:p>1145,54</text:p>
          </table:table-cell>
          <table:table-cell table:style-name="ce6" table:formula="of:=[.C$111]*[.$D106]/[.$D$111]" office:value-type="float" office:value="1058.45701814391">
            <text:p>1058,46</text:p>
          </table:table-cell>
          <table:table-cell/>
          <table:table-cell table:style-name="ce6" table:formula="of:=([.B106]-[.$B$111])^2/[.$B$111]" office:value-type="float" office:value="77913.0519052394">
            <text:p>77913,05</text:p>
          </table:table-cell>
          <table:table-cell table:style-name="ce6" table:formula="of:=([.C106]-[.$C$111])^2/[.$C$111]" office:value-type="float" office:value="71206.7082683307">
            <text:p>71206,71</text:p>
          </table:table-cell>
        </table:table-row>
        <table:table-row table:style-name="ro2">
          <table:table-cell table:number-columns-repeated="10"/>
          <table:table-cell table:style-name="ce6" table:formula="of:=[.B$111]*[.$D107]/[.$D$111]" office:value-type="float" office:value="1132.02931691586">
            <text:p>1132,03</text:p>
          </table:table-cell>
          <table:table-cell table:style-name="ce6" table:formula="of:=[.C$111]*[.$D107]/[.$D$111]" office:value-type="float" office:value="1045.97068308414">
            <text:p>1045,97</text:p>
          </table:table-cell>
          <table:table-cell/>
          <table:table-cell table:style-name="ce6" table:formula="of:=([.B107]-[.$B$111])^2/[.$B$111]" office:value-type="float" office:value="78134.5726873903">
            <text:p>78134,57</text:p>
          </table:table-cell>
          <table:table-cell table:style-name="ce6" table:formula="of:=([.C107]-[.$C$111])^2/[.$C$111]" office:value-type="float" office:value="71037.7602387574">
            <text:p>71037,76</text:p>
          </table:table-cell>
        </table:table-row>
        <table:table-row table:style-name="ro2">
          <table:table-cell table:number-columns-repeated="10"/>
          <table:table-cell table:style-name="ce6" table:formula="of:=[.B$111]*[.$D108]/[.$D$111]" office:value-type="float" office:value="1103.9624743477">
            <text:p>1103,96</text:p>
          </table:table-cell>
          <table:table-cell table:style-name="ce6" table:formula="of:=[.C$111]*[.$D108]/[.$D$111]" office:value-type="float" office:value="1020.0375256523">
            <text:p>1020,04</text:p>
          </table:table-cell>
          <table:table-cell/>
          <table:table-cell table:style-name="ce6" table:formula="of:=([.B108]-[.$B$111])^2/[.$B$111]" office:value-type="float" office:value="78239.5091000251">
            <text:p>78239,51</text:p>
          </table:table-cell>
          <table:table-cell table:style-name="ce6" table:formula="of:=([.C108]-[.$C$111])^2/[.$C$111]" office:value-type="float" office:value="71039.7235976396">
            <text:p>71039,72</text:p>
          </table:table-cell>
        </table:table-row>
        <table:table-row table:style-name="ro2">
          <table:table-cell table:number-columns-repeated="10"/>
          <table:table-cell table:style-name="ce6" table:formula="of:=[.B$111]*[.$D109]/[.$D$111]" office:value-type="float" office:value="1033.79536792729">
            <text:p>1033,8</text:p>
          </table:table-cell>
          <table:table-cell table:style-name="ce6" table:formula="of:=[.C$111]*[.$D109]/[.$D$111]" office:value-type="float" office:value="955.204632072706">
            <text:p>955,2</text:p>
          </table:table-cell>
          <table:table-cell/>
          <table:table-cell table:style-name="ce6" table:formula="of:=([.B109]-[.$B$111])^2/[.$B$111]" office:value-type="float" office:value="79087.5092629732">
            <text:p>79087,51</text:p>
          </table:table-cell>
          <table:table-cell table:style-name="ce6" table:formula="of:=([.C109]-[.$C$111])^2/[.$C$111]" office:value-type="float" office:value="70467.5755138032">
            <text:p>70467,58</text:p>
          </table:table-cell>
        </table:table-row>
        <table:table-row table:style-name="ro2">
          <table:table-cell table:number-columns-repeated="13"/>
          <table:table-cell table:style-name="ce3" table:number-columns-repeated="2"/>
        </table:table-row>
        <table:table-row table:style-name="ro2">
          <table:table-cell table:number-columns-repeated="14"/>
          <table:table-cell table:style-name="ce3"/>
        </table:table-row>
        <table:table-row table:style-name="ro2" table:number-rows-repeated="2">
          <table:table-cell table:number-columns-repeated="13"/>
          <table:table-cell table:style-name="ce3" table:number-columns-repeated="2"/>
        </table:table-row>
        <table:table-row table:style-name="ro4" table:number-rows-repeated="84">
          <table:table-cell table:number-columns-repeated="15"/>
        </table:table-row>
        <table:table-row table:style-name="ro2" table:number-rows-repeated="96">
          <table:table-cell/>
          <table:table-cell table:style-name="ce3" table:number-columns-repeated="2"/>
          <table:table-cell table:number-columns-repeated="12"/>
        </table:table-row>
        <table:table-row table:style-name="ro2">
          <table:table-cell/>
          <table:table-cell table:style-name="ce3" table:number-columns-repeated="2"/>
          <table:table-cell table:number-columns-repeated="12"/>
        </table:table-row>
      </table:table>
      <table:table table:name="Hoja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database-ranges>
        <table:database-range table:target-range-address="Hoja1.C2:Hoja1.C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MR12" svg:font-family="CMR12"/>
    <style:font-face style:name="CMTT12" svg:font-family="CMTT12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5:41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6T10:28:54.26</meta:creation-date>
    <dc:date>2010-05-25T15:41:06.61</dc:date>
    <meta:editing-duration>PT02H15M57S</meta:editing-duration>
    <meta:editing-cycles>5</meta:editing-cycles>
    <meta:generator>OpenOffice.org/3.2$Win32 OpenOffice.org_project/320m12$Build-9483</meta:generator>
    <meta:document-statistic meta:table-count="3" meta:cell-count="8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27cm" svg:height="10.85cm" xlink:href=".." chart:class="chart:scatter" chart:style-name="ch1">
        <chart:legend chart:legend-position="end" svg:x="22.716cm" svg:y="4.904cm" chart:style-name="ch2"/>
        <chart:plot-area chart:style-name="ch3" table:cell-range-address="Hoja1.B2:Hoja1.C109" svg:x="0.919cm" svg:y="0.217cm" svg:width="21.238cm" svg:height="10.183cm">
          <chart:axis chart:dimension="x" chart:name="primary-x" chart:style-name="ch4">
            <chart:title svg:x="10.487cm" svg:y="10.019cm" chart:style-name="ch5">
              <text:p>Habitatges iniciats</text:p>
            </chart:title>
          </chart:axis>
          <chart:axis chart:dimension="y" chart:name="primary-y" chart:style-name="ch4">
            <chart:title svg:x="0.561cm" svg:y="6.425cm" chart:style-name="ch6">
              <text:p>Habitatges acabats</text:p>
            </chart:title>
            <chart:grid chart:style-name="ch7" chart:class="major"/>
          </chart:axis>
          <chart:series chart:style-name="ch8" chart:values-cell-range-address="Hoja1.C2:Hoja1.C109" chart:class="chart:scatter">
            <chart:domain table:cell-range-address="Hoja1.B2:Hoja1.B109"/>
            <chart:regression-curve chart:style-name="ch9"/>
            <chart:data-point chart:repeated="60"/>
            <chart:data-point chart:style-name="ch10"/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8">
                <text:p text:id="Hoja1.B2:Hoja1.B109">308</text:p>
              </table:table-cell>
              <table:table-cell office:value-type="float" office:value="203">
                <text:p text:id="Hoja1.C2:Hoja1.C109">2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3">
                <text:p>54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">
                <text:p>305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9">
                <text:p>102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2">
                <text:p>95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8">
                <text:p>119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7">
                <text:p>917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">
                <text:p>99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6">
                <text:p>74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5">
                <text:p>62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7">
                <text:p>51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79">
                <text:p>107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5">
                <text:p>74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8">
                <text:p>1698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86">
                <text:p>1186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3">
                <text:p>137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7">
                <text:p>597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8">
                <text:p>658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7">
                <text:p>62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9">
                <text:p>78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4">
                <text:p>42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5">
                <text:p>53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0">
                <text:p>1340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0">
                <text:p>1180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5">
                <text:p>1335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25">
                <text:p>162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4">
                <text:p>384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1">
                <text:p>34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">
                <text:p>249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4">
                <text:p>52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3">
                <text:p>28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27">
                <text:p>827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62">
                <text:p>862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1">
                <text:p>991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7">
                <text:p>1667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5">
                <text:p>335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1">
                <text:p>30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7">
                <text:p>317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0">
                <text:p>54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67">
                <text:p>767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9">
                <text:p>94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30">
                <text:p>113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42">
                <text:p>104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34">
                <text:p>1134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83">
                <text:p>583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0">
                <text:p>4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6">
                <text:p>246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2">
                <text:p>60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0">
                <text:p>89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3">
                <text:p>1463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60">
                <text:p>116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76">
                <text:p>976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3">
                <text:p>703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2">
                <text:p>762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0">
                <text:p>42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1">
                <text:p>23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11">
                <text:p>51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9">
                <text:p>679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08">
                <text:p>1308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7">
                <text:p>847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35">
                <text:p>73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2">
                <text:p>592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8">
                <text:p>518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9">
                <text:p>43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2">
                <text:p>29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2">
                <text:p>57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3">
                <text:p>74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98">
                <text:p>998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45">
                <text:p>94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59">
                <text:p>1359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40">
                <text:p>54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4">
                <text:p>284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6">
                <text:p>50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1">
                <text:p>211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63">
                <text:p>663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6">
                <text:p>99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71">
                <text:p>1271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27">
                <text:p>1127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14">
                <text:p>81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8">
                <text:p>19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7">
                <text:p>28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7">
                <text:p>45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3">
                <text:p>29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5">
                <text:p>835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67">
                <text:p>10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0">
                <text:p>99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04">
                <text:p>1204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9">
                <text:p>1109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3">
                <text:p>583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49">
                <text:p>84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99">
                <text:p>5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6">
                <text:p>256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1">
                <text:p>43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14">
                <text:p>41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8">
                <text:p>54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43">
                <text:p>543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54">
                <text:p>854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8">
                <text:p>438</text:p>
              </table:table-cell>
              <table:table-cell office:value-type="float" office:value="1363">
                <text:p>13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5">
                <text:p>315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1">
                <text:p>711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2">
                <text:p>242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3">
                <text:p>613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45">
                <text:p>94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52">
                <text:p>75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39">
                <text:p>939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27">
                <text:p>827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74">
                <text:p>774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7">
                <text:p>347</text:p>
              </table:table-cell>
              <table:table-cell office:value-type="float" office:value="1642">
                <text:p>1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